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5.28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mpo de Resposta x Tamanho da Mensagem" table:style-name="ta1">
        <table:shapes>
          <draw:frame draw:z-index="0" draw:style-name="gr1" draw:text-style-name="P1" svg:width="201mm" svg:height="114.9mm" svg:x="10.42mm" svg:y="77.21mm">
            <loext:p draw:notify-on-update-of-ranges="'Tempo de Resposta x Tamanho da Mensagem'.A2:'Tempo de Resposta x Tamanho da Mensagem'.A14 'Tempo de Resposta x Tamanho da Mensagem'.B1:'Tempo de Resposta x Tamanho da Mensagem'.B1 'Tempo de Resposta x Tamanho da Mensagem'.B2:'Tempo de Resposta x Tamanho da Mensagem'.B14 'Tempo de Resposta x Tamanho da Mensagem'.A2:'Tempo de Resposta x Tamanho da Mensagem'.A14 'Tempo de Resposta x Tamanho da Mensagem'.C1:'Tempo de Resposta x Tamanho da Mensagem'.C1 'Tempo de Resposta x Tamanho da Mensagem'.C2:'Tempo de Resposta x Tamanho da Mensagem'.C14 'Tempo de Resposta x Tamanho da Mensagem'.A2:'Tempo de Resposta x Tamanho da Mensagem'.A14 'Tempo de Resposta x Tamanho da Mensagem'.D1:'Tempo de Resposta x Tamanho da Mensagem'.D1 'Tempo de Resposta x Tamanho da Mensagem'.D2:'Tempo de Resposta x Tamanho da Mensagem'.D14 'Tempo de Resposta x Tamanho da Mensagem'.A2:'Tempo de Resposta x Tamanho da Mensagem'.A14 'Tempo de Resposta x Tamanho da Mensagem'.E1:'Tempo de Resposta x Tamanho da Mensagem'.E1 'Tempo de Resposta x Tamanho da Mensagem'.E2:'Tempo de Resposta x Tamanho da Mensagem'.E14 'Tempo de Resposta x Tamanho da Mensagem'.A2:'Tempo de Resposta x Tamanho da Mensagem'.A14 'Tempo de Resposta x Tamanho da Mensagem'.F1:'Tempo de Resposta x Tamanho da Mensagem'.F1 'Tempo de Resposta x Tamanho da Mensagem'.F2:'Tempo de Resposta x Tamanho da Mensagem'.F14 'Tempo de Resposta x Tamanho da Mensagem'.A2:'Tempo de Resposta x Tamanho da Mensagem'.A14 'Tempo de Resposta x Tamanho da Mensagem'.G1:'Tempo de Resposta x Tamanho da Mensagem'.G1 'Tempo de Resposta x Tamanho da Mensagem'.G2:'Tempo de Resposta x Tamanho da Mensagem'.G14 'Tempo de Resposta x Tamanho da Mensagem'.A2:'Tempo de Resposta x Tamanho da Mensagem'.A14 'Tempo de Resposta x Tamanho da Mensagem'.H1:'Tempo de Resposta x Tamanho da Mensagem'.H1 'Tempo de Resposta x Tamanho da Mensagem'.H2:'Tempo de Resposta x Tamanho da Mensagem'.H14 'Tempo de Resposta x Tamanho da Mensagem'.A2:'Tempo de Resposta x Tamanho da Mensagem'.A14 'Tempo de Resposta x Tamanho da Mensagem'.I1:'Tempo de Resposta x Tamanho da Mensagem'.I1 'Tempo de Resposta x Tamanho da Mensagem'.I2:'Tempo de Resposta x Tamanho da Mensagem'.I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number-columns-repeated="7" table:default-cell-style-name="ce3"/>
        <table:table-row table:style-name="ro1">
          <table:table-cell table:style-name="ce1" office:value-type="string" calcext:value-type="string">
            <text:p>Tamanho da Mensagem</text:p>
          </table:table-cell>
          <table:table-cell table:style-name="ce1" office:value-type="string" calcext:value-type="string">
            <text:p>1 Slave</text:p>
          </table:table-cell>
          <table:table-cell table:style-name="ce1" office:value-type="string" calcext:value-type="string">
            <text:p>2 Slaves</text:p>
          </table:table-cell>
          <table:table-cell table:style-name="ce1" office:value-type="string" calcext:value-type="string">
            <text:p>3 Slaves</text:p>
          </table:table-cell>
          <table:table-cell table:style-name="ce1" office:value-type="string" calcext:value-type="string">
            <text:p>4 Slaves</text:p>
          </table:table-cell>
          <table:table-cell table:style-name="ce1" office:value-type="string" calcext:value-type="string">
            <text:p>5 Slaves</text:p>
          </table:table-cell>
          <table:table-cell table:style-name="ce1" office:value-type="string" calcext:value-type="string">
            <text:p>6 Slaves</text:p>
          </table:table-cell>
          <table:table-cell table:style-name="ce1" office:value-type="string" calcext:value-type="string">
            <text:p>7 Slaves</text:p>
          </table:table-cell>
          <table:table-cell table:style-name="ce1" office:value-type="string" calcext:value-type="string">
            <text:p>8 Slav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.0851703597001" calcext:value-type="float">
            <text:p>32,09</text:p>
          </table:table-cell>
          <table:table-cell office:value-type="float" office:value="18.3091042298656" calcext:value-type="float">
            <text:p>18,31</text:p>
          </table:table-cell>
          <table:table-cell office:value-type="float" office:value="15.874374590714" calcext:value-type="float">
            <text:p>15,87</text:p>
          </table:table-cell>
          <table:table-cell office:value-type="float" office:value="15.2840295079418" calcext:value-type="float">
            <text:p>15,28</text:p>
          </table:table-cell>
          <table:table-cell office:value-type="float" office:value="16.0799108448166" calcext:value-type="float">
            <text:p>16,08</text:p>
          </table:table-cell>
          <table:table-cell office:value-type="float" office:value="13.7909887822736" calcext:value-type="float">
            <text:p>13,79</text:p>
          </table:table-cell>
          <table:table-cell office:value-type="float" office:value="12.6357296625491" calcext:value-type="float">
            <text:p>12,64</text:p>
          </table:table-cell>
          <table:table-cell office:value-type="float" office:value="12.6610578280352" calcext:value-type="float">
            <text:p>12,6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3.0453739802686" calcext:value-type="float">
            <text:p>73,05</text:p>
          </table:table-cell>
          <table:table-cell office:value-type="float" office:value="37.2222906641222" calcext:value-type="float">
            <text:p>37,22</text:p>
          </table:table-cell>
          <table:table-cell office:value-type="float" office:value="30.2121924829178" calcext:value-type="float">
            <text:p>30,21</text:p>
          </table:table-cell>
          <table:table-cell office:value-type="float" office:value="26.7851032779892" calcext:value-type="float">
            <text:p>26,79</text:p>
          </table:table-cell>
          <table:table-cell office:value-type="float" office:value="26.4794355582121" calcext:value-type="float">
            <text:p>26,48</text:p>
          </table:table-cell>
          <table:table-cell office:value-type="float" office:value="25.7193374096303" calcext:value-type="float">
            <text:p>25,72</text:p>
          </table:table-cell>
          <table:table-cell office:value-type="float" office:value="26.0955822298989" calcext:value-type="float">
            <text:p>26,10</text:p>
          </table:table-cell>
          <table:table-cell office:value-type="float" office:value="25.2021811686058" calcext:value-type="float">
            <text:p>25,2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4.932386821591" calcext:value-type="float">
            <text:p>114,93</text:p>
          </table:table-cell>
          <table:table-cell office:value-type="float" office:value="57.1081498823635" calcext:value-type="float">
            <text:p>57,11</text:p>
          </table:table-cell>
          <table:table-cell office:value-type="float" office:value="46.3834504306909" calcext:value-type="float">
            <text:p>46,38</text:p>
          </table:table-cell>
          <table:table-cell office:value-type="float" office:value="39.7053333897544" calcext:value-type="float">
            <text:p>39,71</text:p>
          </table:table-cell>
          <table:table-cell office:value-type="float" office:value="41.3783953616427" calcext:value-type="float">
            <text:p>41,38</text:p>
          </table:table-cell>
          <table:table-cell office:value-type="float" office:value="40.6536158697115" calcext:value-type="float">
            <text:p>40,65</text:p>
          </table:table-cell>
          <table:table-cell office:value-type="float" office:value="41.9148379945223" calcext:value-type="float">
            <text:p>41,91</text:p>
          </table:table-cell>
          <table:table-cell office:value-type="float" office:value="39.6522312147948" calcext:value-type="float">
            <text:p>39,6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56.668285740969" calcext:value-type="float">
            <text:p>156,67</text:p>
          </table:table-cell>
          <table:table-cell office:value-type="float" office:value="76.9549383598523" calcext:value-type="float">
            <text:p>76,95</text:p>
          </table:table-cell>
          <table:table-cell office:value-type="float" office:value="62.5077987687221" calcext:value-type="float">
            <text:p>62,51</text:p>
          </table:table-cell>
          <table:table-cell office:value-type="float" office:value="52.8305319493378" calcext:value-type="float">
            <text:p>52,83</text:p>
          </table:table-cell>
          <table:table-cell office:value-type="float" office:value="58.009637450804" calcext:value-type="float">
            <text:p>58,01</text:p>
          </table:table-cell>
          <table:table-cell office:value-type="float" office:value="56.9935544053854" calcext:value-type="float">
            <text:p>56,99</text:p>
          </table:table-cell>
          <table:table-cell office:value-type="float" office:value="58.130212124174" calcext:value-type="float">
            <text:p>58,13</text:p>
          </table:table-cell>
          <table:table-cell office:value-type="float" office:value="56.5793178382829" calcext:value-type="float">
            <text:p>56,5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97.78283657321" calcext:value-type="float">
            <text:p>197,78</text:p>
          </table:table-cell>
          <table:table-cell office:value-type="float" office:value="96.5806716492403" calcext:value-type="float">
            <text:p>96,58</text:p>
          </table:table-cell>
          <table:table-cell office:value-type="float" office:value="79.9599326090269" calcext:value-type="float">
            <text:p>79,96</text:p>
          </table:table-cell>
          <table:table-cell office:value-type="float" office:value="68.1855729886822" calcext:value-type="float">
            <text:p>68,19</text:p>
          </table:table-cell>
          <table:table-cell office:value-type="float" office:value="73.7256927531123" calcext:value-type="float">
            <text:p>73,73</text:p>
          </table:table-cell>
          <table:table-cell office:value-type="float" office:value="73.8110709329592" calcext:value-type="float">
            <text:p>73,81</text:p>
          </table:table-cell>
          <table:table-cell office:value-type="float" office:value="73.5759801193563" calcext:value-type="float">
            <text:p>73,58</text:p>
          </table:table-cell>
          <table:table-cell office:value-type="float" office:value="72.095518359103" calcext:value-type="float">
            <text:p>72,1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39.437502672216" calcext:value-type="float">
            <text:p>239,44</text:p>
          </table:table-cell>
          <table:table-cell office:value-type="float" office:value="116.894500803185" calcext:value-type="float">
            <text:p>116,89</text:p>
          </table:table-cell>
          <table:table-cell office:value-type="float" office:value="95.9735863543714" calcext:value-type="float">
            <text:p>95,97</text:p>
          </table:table-cell>
          <table:table-cell office:value-type="float" office:value="84.5921262441182" calcext:value-type="float">
            <text:p>84,59</text:p>
          </table:table-cell>
          <table:table-cell office:value-type="float" office:value="89.2784447471532" calcext:value-type="float">
            <text:p>89,28</text:p>
          </table:table-cell>
          <table:table-cell office:value-type="float" office:value="89.4625430425423" calcext:value-type="float">
            <text:p>89,46</text:p>
          </table:table-cell>
          <table:table-cell office:value-type="float" office:value="88.9608767155857" calcext:value-type="float">
            <text:p>88,96</text:p>
          </table:table-cell>
          <table:table-cell office:value-type="float" office:value="87.7398732867859" calcext:value-type="float">
            <text:p>87,7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80.474866621223" calcext:value-type="float">
            <text:p>280,47</text:p>
          </table:table-cell>
          <table:table-cell office:value-type="float" office:value="136.75591056837" calcext:value-type="float">
            <text:p>136,76</text:p>
          </table:table-cell>
          <table:table-cell office:value-type="float" office:value="113.912786709537" calcext:value-type="float">
            <text:p>113,91</text:p>
          </table:table-cell>
          <table:table-cell office:value-type="float" office:value="102.05573487269" calcext:value-type="float">
            <text:p>102,06</text:p>
          </table:table-cell>
          <table:table-cell office:value-type="float" office:value="105.62797437408" calcext:value-type="float">
            <text:p>105,63</text:p>
          </table:table-cell>
          <table:table-cell office:value-type="float" office:value="104.670132607068" calcext:value-type="float">
            <text:p>104,67</text:p>
          </table:table-cell>
          <table:table-cell office:value-type="float" office:value="106.790223934066" calcext:value-type="float">
            <text:p>106,79</text:p>
          </table:table-cell>
          <table:table-cell office:value-type="float" office:value="105.091788951963" calcext:value-type="float">
            <text:p>105,09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22.788346028272" calcext:value-type="float">
            <text:p>322,79</text:p>
          </table:table-cell>
          <table:table-cell office:value-type="float" office:value="157.632636421643" calcext:value-type="float">
            <text:p>157,63</text:p>
          </table:table-cell>
          <table:table-cell office:value-type="float" office:value="132.591801073387" calcext:value-type="float">
            <text:p>132,59</text:p>
          </table:table-cell>
          <table:table-cell office:value-type="float" office:value="120.214940867481" calcext:value-type="float">
            <text:p>120,21</text:p>
          </table:table-cell>
          <table:table-cell office:value-type="float" office:value="125.027652064776" calcext:value-type="float">
            <text:p>125,03</text:p>
          </table:table-cell>
          <table:table-cell office:value-type="float" office:value="119.40951958308" calcext:value-type="float">
            <text:p>119,41</text:p>
          </table:table-cell>
          <table:table-cell office:value-type="float" office:value="121.471764711215" calcext:value-type="float">
            <text:p>121,47</text:p>
          </table:table-cell>
          <table:table-cell office:value-type="float" office:value="119.827430202443" calcext:value-type="float">
            <text:p>119,8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63.465322246952" calcext:value-type="float">
            <text:p>363,47</text:p>
          </table:table-cell>
          <table:table-cell office:value-type="float" office:value="177.12104697912" calcext:value-type="float">
            <text:p>177,12</text:p>
          </table:table-cell>
          <table:table-cell office:value-type="float" office:value="148.006477123648" calcext:value-type="float">
            <text:p>148,01</text:p>
          </table:table-cell>
          <table:table-cell office:value-type="float" office:value="138.435287911126" calcext:value-type="float">
            <text:p>138,44</text:p>
          </table:table-cell>
          <table:table-cell office:value-type="float" office:value="137.889341921932" calcext:value-type="float">
            <text:p>137,89</text:p>
          </table:table-cell>
          <table:table-cell office:value-type="float" office:value="137.442109611698" calcext:value-type="float">
            <text:p>137,44</text:p>
          </table:table-cell>
          <table:table-cell office:value-type="float" office:value="137.914188892718" calcext:value-type="float">
            <text:p>137,91</text:p>
          </table:table-cell>
          <table:table-cell office:value-type="float" office:value="135.831796429687" calcext:value-type="float">
            <text:p>135,8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405.550130301473" calcext:value-type="float">
            <text:p>405,55</text:p>
          </table:table-cell>
          <table:table-cell office:value-type="float" office:value="197.380622025727" calcext:value-type="float">
            <text:p>197,38</text:p>
          </table:table-cell>
          <table:table-cell office:value-type="float" office:value="165.626089877102" calcext:value-type="float">
            <text:p>165,63</text:p>
          </table:table-cell>
          <table:table-cell office:value-type="float" office:value="149.623165019874" calcext:value-type="float">
            <text:p>149,62</text:p>
          </table:table-cell>
          <table:table-cell office:value-type="float" office:value="155.335540321261" calcext:value-type="float">
            <text:p>155,34</text:p>
          </table:table-cell>
          <table:table-cell office:value-type="float" office:value="154.627876934628" calcext:value-type="float">
            <text:p>154,63</text:p>
          </table:table-cell>
          <table:table-cell office:value-type="float" office:value="151.748953271251" calcext:value-type="float">
            <text:p>151,75</text:p>
          </table:table-cell>
          <table:table-cell office:value-type="float" office:value="152.183976034394" calcext:value-type="float">
            <text:p>152,1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46.764885915136" calcext:value-type="float">
            <text:p>446,76</text:p>
          </table:table-cell>
          <table:table-cell office:value-type="float" office:value="216.84440727873" calcext:value-type="float">
            <text:p>216,84</text:p>
          </table:table-cell>
          <table:table-cell office:value-type="float" office:value="183.934484049126" calcext:value-type="float">
            <text:p>183,93</text:p>
          </table:table-cell>
          <table:table-cell office:value-type="float" office:value="167.624250555333" calcext:value-type="float">
            <text:p>167,62</text:p>
          </table:table-cell>
          <table:table-cell office:value-type="float" office:value="170.007891384284" calcext:value-type="float">
            <text:p>170,01</text:p>
          </table:table-cell>
          <table:table-cell office:value-type="float" office:value="174.52805964445" calcext:value-type="float">
            <text:p>174,53</text:p>
          </table:table-cell>
          <table:table-cell office:value-type="float" office:value="168.047266977561" calcext:value-type="float">
            <text:p>168,05</text:p>
          </table:table-cell>
          <table:table-cell office:value-type="float" office:value="168.343854180983" calcext:value-type="float">
            <text:p>168,34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492.010075668774" calcext:value-type="float">
            <text:p>492,01</text:p>
          </table:table-cell>
          <table:table-cell office:value-type="float" office:value="238.56579917887" calcext:value-type="float">
            <text:p>238,57</text:p>
          </table:table-cell>
          <table:table-cell office:value-type="float" office:value="202.483299468332" calcext:value-type="float">
            <text:p>202,48</text:p>
          </table:table-cell>
          <table:table-cell office:value-type="float" office:value="184.525215626026" calcext:value-type="float">
            <text:p>184,53</text:p>
          </table:table-cell>
          <table:table-cell office:value-type="float" office:value="186.330460582436" calcext:value-type="float">
            <text:p>186,33</text:p>
          </table:table-cell>
          <table:table-cell office:value-type="float" office:value="185.158150752961" calcext:value-type="float">
            <text:p>185,16</text:p>
          </table:table-cell>
          <table:table-cell office:value-type="float" office:value="182.467060367741" calcext:value-type="float">
            <text:p>182,47</text:p>
          </table:table-cell>
          <table:table-cell office:value-type="float" office:value="184.407488607791" calcext:value-type="float">
            <text:p>184,4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33.129048222138" calcext:value-type="float">
            <text:p>533,13</text:p>
          </table:table-cell>
          <table:table-cell office:value-type="float" office:value="257.910191031365" calcext:value-type="float">
            <text:p>257,91</text:p>
          </table:table-cell>
          <table:table-cell office:value-type="float" office:value="221.188348813107" calcext:value-type="float">
            <text:p>221,19</text:p>
          </table:table-cell>
          <table:table-cell office:value-type="float" office:value="200.585061169021" calcext:value-type="float">
            <text:p>200,59</text:p>
          </table:table-cell>
          <table:table-cell office:value-type="float" office:value="202.746896441842" calcext:value-type="float">
            <text:p>202,75</text:p>
          </table:table-cell>
          <table:table-cell office:value-type="float" office:value="202.02749698119" calcext:value-type="float">
            <text:p>202,03</text:p>
          </table:table-cell>
          <table:table-cell office:value-type="float" office:value="199.326617433055" calcext:value-type="float">
            <text:p>199,33</text:p>
          </table:table-cell>
          <table:table-cell office:value-type="float" office:value="199.52271672918" calcext:value-type="float">
            <text:p>199,52</text:p>
          </table:table-cell>
        </table:table-row>
      </table:table>
      <table:table table:name="Speed Up x Tamanho da Mensagem" table:style-name="ta1">
        <table:shapes>
          <draw:frame draw:z-index="0" draw:style-name="gr1" draw:text-style-name="P1" svg:width="211mm" svg:height="113mm" svg:x="36.93mm" svg:y="146.07mm">
            <loext:p draw:notify-on-update-of-ranges="'Speed Up x Tamanho da Mensagem'.B17:'Speed Up x Tamanho da Mensagem'.B17 'Speed Up x Tamanho da Mensagem'.B18:'Speed Up x Tamanho da Mensagem'.B30 'Speed Up x Tamanho da Mensagem'.D17:'Speed Up x Tamanho da Mensagem'.D17 'Speed Up x Tamanho da Mensagem'.D18:'Speed Up x Tamanho da Mensagem'.D30 'Speed Up x Tamanho da Mensagem'.B17:'Speed Up x Tamanho da Mensagem'.B17 'Speed Up x Tamanho da Mensagem'.B18:'Speed Up x Tamanho da Mensagem'.B30 'Speed Up x Tamanho da Mensagem'.E17:'Speed Up x Tamanho da Mensagem'.E17 'Speed Up x Tamanho da Mensagem'.E18:'Speed Up x Tamanho da Mensagem'.E30 'Speed Up x Tamanho da Mensagem'.B17:'Speed Up x Tamanho da Mensagem'.B17 'Speed Up x Tamanho da Mensagem'.B18:'Speed Up x Tamanho da Mensagem'.B30 'Speed Up x Tamanho da Mensagem'.F17:'Speed Up x Tamanho da Mensagem'.F17 'Speed Up x Tamanho da Mensagem'.F18:'Speed Up x Tamanho da Mensagem'.F30 'Speed Up x Tamanho da Mensagem'.B17:'Speed Up x Tamanho da Mensagem'.B17 'Speed Up x Tamanho da Mensagem'.B18:'Speed Up x Tamanho da Mensagem'.B30 'Speed Up x Tamanho da Mensagem'.G17:'Speed Up x Tamanho da Mensagem'.G17 'Speed Up x Tamanho da Mensagem'.G18:'Speed Up x Tamanho da Mensagem'.G30 'Speed Up x Tamanho da Mensagem'.B17:'Speed Up x Tamanho da Mensagem'.B17 'Speed Up x Tamanho da Mensagem'.B18:'Speed Up x Tamanho da Mensagem'.B30 'Speed Up x Tamanho da Mensagem'.H17:'Speed Up x Tamanho da Mensagem'.H17 'Speed Up x Tamanho da Mensagem'.H18:'Speed Up x Tamanho da Mensagem'.H30 'Speed Up x Tamanho da Mensagem'.B17:'Speed Up x Tamanho da Mensagem'.B17 'Speed Up x Tamanho da Mensagem'.B18:'Speed Up x Tamanho da Mensagem'.B30 'Speed Up x Tamanho da Mensagem'.I17:'Speed Up x Tamanho da Mensagem'.I17 'Speed Up x Tamanho da Mensagem'.I18:'Speed Up x Tamanho da Mensagem'.I30 'Speed Up x Tamanho da Mensagem'.B17:'Speed Up x Tamanho da Mensagem'.B17 'Speed Up x Tamanho da Mensagem'.B18:'Speed Up x Tamanho da Mensagem'.B30 'Speed Up x Tamanho da Mensagem'.J17:'Speed Up x Tamanho da Mensagem'.J17 'Speed Up x Tamanho da Mensagem'.J18:'Speed Up x Tamanho da Mensagem'.J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1" table:default-cell-style-name="ce2"/>
        <table:table-column table:style-name="co3" table:number-columns-repeated="8" table:default-cell-style-name="ce3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>
            <text:p>Tamanho da Mensagem</text:p>
          </table:table-cell>
          <table:table-cell table:style-name="ce1" office:value-type="string" calcext:value-type="string">
            <text:p>1 Slave</text:p>
          </table:table-cell>
          <table:table-cell table:style-name="ce1" office:value-type="string" calcext:value-type="string">
            <text:p>2 Slaves</text:p>
          </table:table-cell>
          <table:table-cell table:style-name="ce1" office:value-type="string" calcext:value-type="string">
            <text:p>3 Slaves</text:p>
          </table:table-cell>
          <table:table-cell table:style-name="ce1" office:value-type="string" calcext:value-type="string">
            <text:p>4 Slaves</text:p>
          </table:table-cell>
          <table:table-cell table:style-name="ce1" office:value-type="string" calcext:value-type="string">
            <text:p>5 Slaves</text:p>
          </table:table-cell>
          <table:table-cell table:style-name="ce1" office:value-type="string" calcext:value-type="string">
            <text:p>6 Slaves</text:p>
          </table:table-cell>
          <table:table-cell table:style-name="ce1" office:value-type="string" calcext:value-type="string">
            <text:p>7 Slaves</text:p>
          </table:table-cell>
          <table:table-cell table:style-name="ce1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.0851703597001" calcext:value-type="float">
            <text:p>32,09</text:p>
          </table:table-cell>
          <table:table-cell office:value-type="float" office:value="18.3091042298656" calcext:value-type="float">
            <text:p>18,31</text:p>
          </table:table-cell>
          <table:table-cell office:value-type="float" office:value="15.874374590714" calcext:value-type="float">
            <text:p>15,87</text:p>
          </table:table-cell>
          <table:table-cell office:value-type="float" office:value="15.2840295079418" calcext:value-type="float">
            <text:p>15,28</text:p>
          </table:table-cell>
          <table:table-cell office:value-type="float" office:value="16.0799108448166" calcext:value-type="float">
            <text:p>16,08</text:p>
          </table:table-cell>
          <table:table-cell office:value-type="float" office:value="13.7909887822736" calcext:value-type="float">
            <text:p>13,79</text:p>
          </table:table-cell>
          <table:table-cell office:value-type="float" office:value="12.6357296625491" calcext:value-type="float">
            <text:p>12,64</text:p>
          </table:table-cell>
          <table:table-cell office:value-type="float" office:value="12.6610578280352" calcext:value-type="float">
            <text:p>12,6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3.0453739802686" calcext:value-type="float">
            <text:p>73,05</text:p>
          </table:table-cell>
          <table:table-cell office:value-type="float" office:value="37.2222906641222" calcext:value-type="float">
            <text:p>37,22</text:p>
          </table:table-cell>
          <table:table-cell office:value-type="float" office:value="30.2121924829178" calcext:value-type="float">
            <text:p>30,21</text:p>
          </table:table-cell>
          <table:table-cell office:value-type="float" office:value="26.7851032779892" calcext:value-type="float">
            <text:p>26,79</text:p>
          </table:table-cell>
          <table:table-cell office:value-type="float" office:value="26.4794355582121" calcext:value-type="float">
            <text:p>26,48</text:p>
          </table:table-cell>
          <table:table-cell office:value-type="float" office:value="25.7193374096303" calcext:value-type="float">
            <text:p>25,72</text:p>
          </table:table-cell>
          <table:table-cell office:value-type="float" office:value="26.0955822298989" calcext:value-type="float">
            <text:p>26,10</text:p>
          </table:table-cell>
          <table:table-cell office:value-type="float" office:value="25.2021811686058" calcext:value-type="float">
            <text:p>25,2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14.932386821591" calcext:value-type="float">
            <text:p>114,93</text:p>
          </table:table-cell>
          <table:table-cell office:value-type="float" office:value="57.1081498823635" calcext:value-type="float">
            <text:p>57,11</text:p>
          </table:table-cell>
          <table:table-cell office:value-type="float" office:value="46.3834504306909" calcext:value-type="float">
            <text:p>46,38</text:p>
          </table:table-cell>
          <table:table-cell office:value-type="float" office:value="39.7053333897544" calcext:value-type="float">
            <text:p>39,71</text:p>
          </table:table-cell>
          <table:table-cell office:value-type="float" office:value="41.3783953616427" calcext:value-type="float">
            <text:p>41,38</text:p>
          </table:table-cell>
          <table:table-cell office:value-type="float" office:value="40.6536158697115" calcext:value-type="float">
            <text:p>40,65</text:p>
          </table:table-cell>
          <table:table-cell office:value-type="float" office:value="41.9148379945223" calcext:value-type="float">
            <text:p>41,91</text:p>
          </table:table-cell>
          <table:table-cell office:value-type="float" office:value="39.6522312147948" calcext:value-type="float">
            <text:p>39,65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156.668285740969" calcext:value-type="float">
            <text:p>156,67</text:p>
          </table:table-cell>
          <table:table-cell office:value-type="float" office:value="76.9549383598523" calcext:value-type="float">
            <text:p>76,95</text:p>
          </table:table-cell>
          <table:table-cell office:value-type="float" office:value="62.5077987687221" calcext:value-type="float">
            <text:p>62,51</text:p>
          </table:table-cell>
          <table:table-cell office:value-type="float" office:value="52.8305319493378" calcext:value-type="float">
            <text:p>52,83</text:p>
          </table:table-cell>
          <table:table-cell office:value-type="float" office:value="58.009637450804" calcext:value-type="float">
            <text:p>58,01</text:p>
          </table:table-cell>
          <table:table-cell office:value-type="float" office:value="56.9935544053854" calcext:value-type="float">
            <text:p>56,99</text:p>
          </table:table-cell>
          <table:table-cell office:value-type="float" office:value="58.130212124174" calcext:value-type="float">
            <text:p>58,13</text:p>
          </table:table-cell>
          <table:table-cell office:value-type="float" office:value="56.5793178382829" calcext:value-type="float">
            <text:p>56,58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97.78283657321" calcext:value-type="float">
            <text:p>197,78</text:p>
          </table:table-cell>
          <table:table-cell office:value-type="float" office:value="96.5806716492403" calcext:value-type="float">
            <text:p>96,58</text:p>
          </table:table-cell>
          <table:table-cell office:value-type="float" office:value="79.9599326090269" calcext:value-type="float">
            <text:p>79,96</text:p>
          </table:table-cell>
          <table:table-cell office:value-type="float" office:value="68.1855729886822" calcext:value-type="float">
            <text:p>68,19</text:p>
          </table:table-cell>
          <table:table-cell office:value-type="float" office:value="73.7256927531123" calcext:value-type="float">
            <text:p>73,73</text:p>
          </table:table-cell>
          <table:table-cell office:value-type="float" office:value="73.8110709329592" calcext:value-type="float">
            <text:p>73,81</text:p>
          </table:table-cell>
          <table:table-cell office:value-type="float" office:value="73.5759801193563" calcext:value-type="float">
            <text:p>73,58</text:p>
          </table:table-cell>
          <table:table-cell office:value-type="float" office:value="72.095518359103" calcext:value-type="float">
            <text:p>72,10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239.437502672216" calcext:value-type="float">
            <text:p>239,44</text:p>
          </table:table-cell>
          <table:table-cell office:value-type="float" office:value="116.894500803185" calcext:value-type="float">
            <text:p>116,89</text:p>
          </table:table-cell>
          <table:table-cell office:value-type="float" office:value="95.9735863543714" calcext:value-type="float">
            <text:p>95,97</text:p>
          </table:table-cell>
          <table:table-cell office:value-type="float" office:value="84.5921262441182" calcext:value-type="float">
            <text:p>84,59</text:p>
          </table:table-cell>
          <table:table-cell office:value-type="float" office:value="89.2784447471532" calcext:value-type="float">
            <text:p>89,28</text:p>
          </table:table-cell>
          <table:table-cell office:value-type="float" office:value="89.4625430425423" calcext:value-type="float">
            <text:p>89,46</text:p>
          </table:table-cell>
          <table:table-cell office:value-type="float" office:value="88.9608767155857" calcext:value-type="float">
            <text:p>88,96</text:p>
          </table:table-cell>
          <table:table-cell office:value-type="float" office:value="87.7398732867859" calcext:value-type="float">
            <text:p>87,74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280.474866621223" calcext:value-type="float">
            <text:p>280,47</text:p>
          </table:table-cell>
          <table:table-cell office:value-type="float" office:value="136.75591056837" calcext:value-type="float">
            <text:p>136,76</text:p>
          </table:table-cell>
          <table:table-cell office:value-type="float" office:value="113.912786709537" calcext:value-type="float">
            <text:p>113,91</text:p>
          </table:table-cell>
          <table:table-cell office:value-type="float" office:value="102.05573487269" calcext:value-type="float">
            <text:p>102,06</text:p>
          </table:table-cell>
          <table:table-cell office:value-type="float" office:value="105.62797437408" calcext:value-type="float">
            <text:p>105,63</text:p>
          </table:table-cell>
          <table:table-cell office:value-type="float" office:value="104.670132607068" calcext:value-type="float">
            <text:p>104,67</text:p>
          </table:table-cell>
          <table:table-cell office:value-type="float" office:value="106.790223934066" calcext:value-type="float">
            <text:p>106,79</text:p>
          </table:table-cell>
          <table:table-cell office:value-type="float" office:value="105.091788951963" calcext:value-type="float">
            <text:p>105,09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322.788346028272" calcext:value-type="float">
            <text:p>322,79</text:p>
          </table:table-cell>
          <table:table-cell office:value-type="float" office:value="157.632636421643" calcext:value-type="float">
            <text:p>157,63</text:p>
          </table:table-cell>
          <table:table-cell office:value-type="float" office:value="132.591801073387" calcext:value-type="float">
            <text:p>132,59</text:p>
          </table:table-cell>
          <table:table-cell office:value-type="float" office:value="120.214940867481" calcext:value-type="float">
            <text:p>120,21</text:p>
          </table:table-cell>
          <table:table-cell office:value-type="float" office:value="125.027652064776" calcext:value-type="float">
            <text:p>125,03</text:p>
          </table:table-cell>
          <table:table-cell office:value-type="float" office:value="119.40951958308" calcext:value-type="float">
            <text:p>119,41</text:p>
          </table:table-cell>
          <table:table-cell office:value-type="float" office:value="121.471764711215" calcext:value-type="float">
            <text:p>121,47</text:p>
          </table:table-cell>
          <table:table-cell office:value-type="float" office:value="119.827430202443" calcext:value-type="float">
            <text:p>119,83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363.465322246952" calcext:value-type="float">
            <text:p>363,47</text:p>
          </table:table-cell>
          <table:table-cell office:value-type="float" office:value="177.12104697912" calcext:value-type="float">
            <text:p>177,12</text:p>
          </table:table-cell>
          <table:table-cell office:value-type="float" office:value="148.006477123648" calcext:value-type="float">
            <text:p>148,01</text:p>
          </table:table-cell>
          <table:table-cell office:value-type="float" office:value="138.435287911126" calcext:value-type="float">
            <text:p>138,44</text:p>
          </table:table-cell>
          <table:table-cell office:value-type="float" office:value="137.889341921932" calcext:value-type="float">
            <text:p>137,89</text:p>
          </table:table-cell>
          <table:table-cell office:value-type="float" office:value="137.442109611698" calcext:value-type="float">
            <text:p>137,44</text:p>
          </table:table-cell>
          <table:table-cell office:value-type="float" office:value="137.914188892718" calcext:value-type="float">
            <text:p>137,91</text:p>
          </table:table-cell>
          <table:table-cell office:value-type="float" office:value="135.831796429687" calcext:value-type="float">
            <text:p>135,83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405.550130301473" calcext:value-type="float">
            <text:p>405,55</text:p>
          </table:table-cell>
          <table:table-cell office:value-type="float" office:value="197.380622025727" calcext:value-type="float">
            <text:p>197,38</text:p>
          </table:table-cell>
          <table:table-cell office:value-type="float" office:value="165.626089877102" calcext:value-type="float">
            <text:p>165,63</text:p>
          </table:table-cell>
          <table:table-cell office:value-type="float" office:value="149.623165019874" calcext:value-type="float">
            <text:p>149,62</text:p>
          </table:table-cell>
          <table:table-cell office:value-type="float" office:value="155.335540321261" calcext:value-type="float">
            <text:p>155,34</text:p>
          </table:table-cell>
          <table:table-cell office:value-type="float" office:value="154.627876934628" calcext:value-type="float">
            <text:p>154,63</text:p>
          </table:table-cell>
          <table:table-cell office:value-type="float" office:value="151.748953271251" calcext:value-type="float">
            <text:p>151,75</text:p>
          </table:table-cell>
          <table:table-cell office:value-type="float" office:value="152.183976034394" calcext:value-type="float">
            <text:p>152,18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446.764885915136" calcext:value-type="float">
            <text:p>446,76</text:p>
          </table:table-cell>
          <table:table-cell office:value-type="float" office:value="216.84440727873" calcext:value-type="float">
            <text:p>216,84</text:p>
          </table:table-cell>
          <table:table-cell office:value-type="float" office:value="183.934484049126" calcext:value-type="float">
            <text:p>183,93</text:p>
          </table:table-cell>
          <table:table-cell office:value-type="float" office:value="167.624250555333" calcext:value-type="float">
            <text:p>167,62</text:p>
          </table:table-cell>
          <table:table-cell office:value-type="float" office:value="170.007891384284" calcext:value-type="float">
            <text:p>170,01</text:p>
          </table:table-cell>
          <table:table-cell office:value-type="float" office:value="174.52805964445" calcext:value-type="float">
            <text:p>174,53</text:p>
          </table:table-cell>
          <table:table-cell office:value-type="float" office:value="168.047266977561" calcext:value-type="float">
            <text:p>168,05</text:p>
          </table:table-cell>
          <table:table-cell office:value-type="float" office:value="168.343854180983" calcext:value-type="float">
            <text:p>168,34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492.010075668774" calcext:value-type="float">
            <text:p>492,01</text:p>
          </table:table-cell>
          <table:table-cell office:value-type="float" office:value="238.56579917887" calcext:value-type="float">
            <text:p>238,57</text:p>
          </table:table-cell>
          <table:table-cell office:value-type="float" office:value="202.483299468332" calcext:value-type="float">
            <text:p>202,48</text:p>
          </table:table-cell>
          <table:table-cell office:value-type="float" office:value="184.525215626026" calcext:value-type="float">
            <text:p>184,53</text:p>
          </table:table-cell>
          <table:table-cell office:value-type="float" office:value="186.330460582436" calcext:value-type="float">
            <text:p>186,33</text:p>
          </table:table-cell>
          <table:table-cell office:value-type="float" office:value="185.158150752961" calcext:value-type="float">
            <text:p>185,16</text:p>
          </table:table-cell>
          <table:table-cell office:value-type="float" office:value="182.467060367741" calcext:value-type="float">
            <text:p>182,47</text:p>
          </table:table-cell>
          <table:table-cell office:value-type="float" office:value="184.407488607791" calcext:value-type="float">
            <text:p>184,41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533.129048222138" calcext:value-type="float">
            <text:p>533,13</text:p>
          </table:table-cell>
          <table:table-cell office:value-type="float" office:value="257.910191031365" calcext:value-type="float">
            <text:p>257,91</text:p>
          </table:table-cell>
          <table:table-cell office:value-type="float" office:value="221.188348813107" calcext:value-type="float">
            <text:p>221,19</text:p>
          </table:table-cell>
          <table:table-cell office:value-type="float" office:value="200.585061169021" calcext:value-type="float">
            <text:p>200,59</text:p>
          </table:table-cell>
          <table:table-cell office:value-type="float" office:value="202.746896441842" calcext:value-type="float">
            <text:p>202,75</text:p>
          </table:table-cell>
          <table:table-cell office:value-type="float" office:value="202.02749698119" calcext:value-type="float">
            <text:p>202,03</text:p>
          </table:table-cell>
          <table:table-cell office:value-type="float" office:value="199.326617433055" calcext:value-type="float">
            <text:p>199,33</text:p>
          </table:table-cell>
          <table:table-cell office:value-type="float" office:value="199.52271672918" calcext:value-type="float">
            <text:p>199,52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>
            <text:p>Tamanho da Mensagem</text:p>
          </table:table-cell>
          <table:table-cell table:style-name="ce1" office:value-type="string" calcext:value-type="string">
            <text:p>1 Slave</text:p>
          </table:table-cell>
          <table:table-cell table:style-name="ce1" office:value-type="string" calcext:value-type="string">
            <text:p>2 Slaves</text:p>
          </table:table-cell>
          <table:table-cell table:style-name="ce1" office:value-type="string" calcext:value-type="string">
            <text:p>3 Slaves</text:p>
          </table:table-cell>
          <table:table-cell table:style-name="ce1" office:value-type="string" calcext:value-type="string">
            <text:p>4 Slaves</text:p>
          </table:table-cell>
          <table:table-cell table:style-name="ce1" office:value-type="string" calcext:value-type="string">
            <text:p>5 Slaves</text:p>
          </table:table-cell>
          <table:table-cell table:style-name="ce1" office:value-type="string" calcext:value-type="string">
            <text:p>6 Slaves</text:p>
          </table:table-cell>
          <table:table-cell table:style-name="ce1" office:value-type="string" calcext:value-type="string">
            <text:p>7 Slaves</text:p>
          </table:table-cell>
          <table:table-cell table:style-name="ce1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3]/[.C3]" office:value-type="float" office:value="1" calcext:value-type="float">
            <text:p>1,00</text:p>
          </table:table-cell>
          <table:table-cell table:formula="of:=[.C3]/[.D3]" office:value-type="float" office:value="1.75241617267999" calcext:value-type="float">
            <text:p>1,75</text:p>
          </table:table-cell>
          <table:table-cell table:formula="of:=[.C3]/[.E3]" office:value-type="float" office:value="2.02119272015093" calcext:value-type="float">
            <text:p>2,02</text:p>
          </table:table-cell>
          <table:table-cell table:formula="of:=[.C3]/[.F3]" office:value-type="float" office:value="2.09926121531159" calcext:value-type="float">
            <text:p>2,10</text:p>
          </table:table-cell>
          <table:table-cell table:formula="of:=[.C3]/[.G3]" office:value-type="float" office:value="1.99535747861704" calcext:value-type="float">
            <text:p>2,00</text:p>
          </table:table-cell>
          <table:table-cell table:formula="of:=[.C3]/[.H3]" office:value-type="float" office:value="2.32653153927159" calcext:value-type="float">
            <text:p>2,33</text:p>
          </table:table-cell>
          <table:table-cell table:formula="of:=[.C3]/[.I3]" office:value-type="float" office:value="2.53924159637547" calcext:value-type="float">
            <text:p>2,54</text:p>
          </table:table-cell>
          <table:table-cell table:formula="of:=[.C3]/[.J3]" office:value-type="float" office:value="2.53416189985757" calcext:value-type="float">
            <text:p>2,5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[.C4]/[.C4]" office:value-type="float" office:value="1" calcext:value-type="float">
            <text:p>1,00</text:p>
          </table:table-cell>
          <table:table-cell table:formula="of:=[.C4]/[.D4]" office:value-type="float" office:value="1.96240942394971" calcext:value-type="float">
            <text:p>1,96</text:p>
          </table:table-cell>
          <table:table-cell table:formula="of:=[.C4]/[.E4]" office:value-type="float" office:value="2.41774488963583" calcext:value-type="float">
            <text:p>2,42</text:p>
          </table:table-cell>
          <table:table-cell table:formula="of:=[.C4]/[.F4]" office:value-type="float" office:value="2.72708950277948" calcext:value-type="float">
            <text:p>2,73</text:p>
          </table:table-cell>
          <table:table-cell table:formula="of:=[.C4]/[.G4]" office:value-type="float" office:value="2.75856990303613" calcext:value-type="float">
            <text:p>2,76</text:p>
          </table:table-cell>
          <table:table-cell table:formula="of:=[.C4]/[.H4]" office:value-type="float" office:value="2.84009548212224" calcext:value-type="float">
            <text:p>2,84</text:p>
          </table:table-cell>
          <table:table-cell table:formula="of:=[.C4]/[.I4]" office:value-type="float" office:value="2.79914712523935" calcext:value-type="float">
            <text:p>2,80</text:p>
          </table:table-cell>
          <table:table-cell table:formula="of:=[.C4]/[.J4]" office:value-type="float" office:value="2.8983750847431" calcext:value-type="float">
            <text:p>2,9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[.C5]/[.C5]" office:value-type="float" office:value="1" calcext:value-type="float">
            <text:p>1,00</text:p>
          </table:table-cell>
          <table:table-cell table:formula="of:=[.C5]/[.D5]" office:value-type="float" office:value="2.01253913948078" calcext:value-type="float">
            <text:p>2,01</text:p>
          </table:table-cell>
          <table:table-cell table:formula="of:=[.C5]/[.E5]" office:value-type="float" office:value="2.47787488326963" calcext:value-type="float">
            <text:p>2,48</text:p>
          </table:table-cell>
          <table:table-cell table:formula="of:=[.C5]/[.F5]" office:value-type="float" office:value="2.89463346632542" calcext:value-type="float">
            <text:p>2,89</text:p>
          </table:table-cell>
          <table:table-cell table:formula="of:=[.C5]/[.G5]" office:value-type="float" office:value="2.7775940999426" calcext:value-type="float">
            <text:p>2,78</text:p>
          </table:table-cell>
          <table:table-cell table:formula="of:=[.C5]/[.H5]" office:value-type="float" office:value="2.82711351408277" calcext:value-type="float">
            <text:p>2,83</text:p>
          </table:table-cell>
          <table:table-cell table:formula="of:=[.C5]/[.I5]" office:value-type="float" office:value="2.74204535483618" calcext:value-type="float">
            <text:p>2,74</text:p>
          </table:table-cell>
          <table:table-cell table:formula="of:=[.C5]/[.J5]" office:value-type="float" office:value="2.89850995266839" calcext:value-type="float">
            <text:p>2,90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table:formula="of:=[.C6]/[.C6]" office:value-type="float" office:value="1" calcext:value-type="float">
            <text:p>1,00</text:p>
          </table:table-cell>
          <table:table-cell table:formula="of:=[.C6]/[.D6]" office:value-type="float" office:value="2.03584447054412" calcext:value-type="float">
            <text:p>2,04</text:p>
          </table:table-cell>
          <table:table-cell table:formula="of:=[.C6]/[.E6]" office:value-type="float" office:value="2.50637982503014" calcext:value-type="float">
            <text:p>2,51</text:p>
          </table:table-cell>
          <table:table-cell table:formula="of:=[.C6]/[.F6]" office:value-type="float" office:value="2.96548756865078" calcext:value-type="float">
            <text:p>2,97</text:p>
          </table:table-cell>
          <table:table-cell table:formula="of:=[.C6]/[.G6]" office:value-type="float" office:value="2.70072857934742" calcext:value-type="float">
            <text:p>2,70</text:p>
          </table:table-cell>
          <table:table-cell table:formula="of:=[.C6]/[.H6]" office:value-type="float" office:value="2.74887726121825" calcext:value-type="float">
            <text:p>2,75</text:p>
          </table:table-cell>
          <table:table-cell table:formula="of:=[.C6]/[.I6]" office:value-type="float" office:value="2.69512668225439" calcext:value-type="float">
            <text:p>2,70</text:p>
          </table:table-cell>
          <table:table-cell table:formula="of:=[.C6]/[.J6]" office:value-type="float" office:value="2.76900273327374" calcext:value-type="float">
            <text:p>2,7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formula="of:=[.C7]/[.C7]" office:value-type="float" office:value="1" calcext:value-type="float">
            <text:p>1,00</text:p>
          </table:table-cell>
          <table:table-cell table:formula="of:=[.C7]/[.D7]" office:value-type="float" office:value="2.04785111964756" calcext:value-type="float">
            <text:p>2,05</text:p>
          </table:table-cell>
          <table:table-cell table:formula="of:=[.C7]/[.E7]" office:value-type="float" office:value="2.47352430298174" calcext:value-type="float">
            <text:p>2,47</text:p>
          </table:table-cell>
          <table:table-cell table:formula="of:=[.C7]/[.F7]" office:value-type="float" office:value="2.90065519587316" calcext:value-type="float">
            <text:p>2,90</text:p>
          </table:table-cell>
          <table:table-cell table:formula="of:=[.C7]/[.G7]" office:value-type="float" office:value="2.68268535957379" calcext:value-type="float">
            <text:p>2,68</text:p>
          </table:table-cell>
          <table:table-cell table:formula="of:=[.C7]/[.H7]" office:value-type="float" office:value="2.67958226419518" calcext:value-type="float">
            <text:p>2,68</text:p>
          </table:table-cell>
          <table:table-cell table:formula="of:=[.C7]/[.I7]" office:value-type="float" office:value="2.68814409610804" calcext:value-type="float">
            <text:p>2,69</text:p>
          </table:table-cell>
          <table:table-cell table:formula="of:=[.C7]/[.J7]" office:value-type="float" office:value="2.74334440024506" calcext:value-type="float">
            <text:p>2,74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table:formula="of:=[.C8]/[.C8]" office:value-type="float" office:value="1" calcext:value-type="float">
            <text:p>1,00</text:p>
          </table:table-cell>
          <table:table-cell table:formula="of:=[.C8]/[.D8]" office:value-type="float" office:value="2.048321358379" calcext:value-type="float">
            <text:p>2,05</text:p>
          </table:table-cell>
          <table:table-cell table:formula="of:=[.C8]/[.E8]" office:value-type="float" office:value="2.49482708490355" calcext:value-type="float">
            <text:p>2,49</text:p>
          </table:table-cell>
          <table:table-cell table:formula="of:=[.C8]/[.F8]" office:value-type="float" office:value="2.83049396324713" calcext:value-type="float">
            <text:p>2,83</text:p>
          </table:table-cell>
          <table:table-cell table:formula="of:=[.C8]/[.G8]" office:value-type="float" office:value="2.68191838859123" calcext:value-type="float">
            <text:p>2,68</text:p>
          </table:table-cell>
          <table:table-cell table:formula="of:=[.C8]/[.H8]" office:value-type="float" office:value="2.67639946875147" calcext:value-type="float">
            <text:p>2,68</text:p>
          </table:table-cell>
          <table:table-cell table:formula="of:=[.C8]/[.I8]" office:value-type="float" office:value="2.69149216500771" calcext:value-type="float">
            <text:p>2,69</text:p>
          </table:table-cell>
          <table:table-cell table:formula="of:=[.C8]/[.J8]" office:value-type="float" office:value="2.7289474409154" calcext:value-type="float">
            <text:p>2,73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C9]/[.C9]" office:value-type="float" office:value="1" calcext:value-type="float">
            <text:p>1,00</text:p>
          </table:table-cell>
          <table:table-cell table:formula="of:=[.C9]/[.D9]" office:value-type="float" office:value="2.05091586502948" calcext:value-type="float">
            <text:p>2,05</text:p>
          </table:table-cell>
          <table:table-cell table:formula="of:=[.C9]/[.E9]" office:value-type="float" office:value="2.46218949358511" calcext:value-type="float">
            <text:p>2,46</text:p>
          </table:table-cell>
          <table:table-cell table:formula="of:=[.C9]/[.F9]" office:value-type="float" office:value="2.74825189364519" calcext:value-type="float">
            <text:p>2,75</text:p>
          </table:table-cell>
          <table:table-cell table:formula="of:=[.C9]/[.G9]" office:value-type="float" office:value="2.65530857978897" calcext:value-type="float">
            <text:p>2,66</text:p>
          </table:table-cell>
          <table:table-cell table:formula="of:=[.C9]/[.H9]" office:value-type="float" office:value="2.67960744517374" calcext:value-type="float">
            <text:p>2,68</text:p>
          </table:table-cell>
          <table:table-cell table:formula="of:=[.C9]/[.I9]" office:value-type="float" office:value="2.62640957466662" calcext:value-type="float">
            <text:p>2,63</text:p>
          </table:table-cell>
          <table:table-cell table:formula="of:=[.C9]/[.J9]" office:value-type="float" office:value="2.66885614393172" calcext:value-type="float">
            <text:p>2,67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table:formula="of:=[.C10]/[.C10]" office:value-type="float" office:value="1" calcext:value-type="float">
            <text:p>1,00</text:p>
          </table:table-cell>
          <table:table-cell table:formula="of:=[.C10]/[.D10]" office:value-type="float" office:value="2.04772535279346" calcext:value-type="float">
            <text:p>2,05</text:p>
          </table:table-cell>
          <table:table-cell table:formula="of:=[.C10]/[.E10]" office:value-type="float" office:value="2.43445177918366" calcext:value-type="float">
            <text:p>2,43</text:p>
          </table:table-cell>
          <table:table-cell table:formula="of:=[.C10]/[.F10]" office:value-type="float" office:value="2.68509341433773" calcext:value-type="float">
            <text:p>2,69</text:p>
          </table:table-cell>
          <table:table-cell table:formula="of:=[.C10]/[.G10]" office:value-type="float" office:value="2.58173564565572" calcext:value-type="float">
            <text:p>2,58</text:p>
          </table:table-cell>
          <table:table-cell table:formula="of:=[.C10]/[.H10]" office:value-type="float" office:value="2.70320446104541" calcext:value-type="float">
            <text:p>2,70</text:p>
          </table:table-cell>
          <table:table-cell table:formula="of:=[.C10]/[.I10]" office:value-type="float" office:value="2.65731173656415" calcext:value-type="float">
            <text:p>2,66</text:p>
          </table:table-cell>
          <table:table-cell table:formula="of:=[.C10]/[.J10]" office:value-type="float" office:value="2.69377675447879" calcext:value-type="float">
            <text:p>2,69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table:formula="of:=[.C11]/[.C11]" office:value-type="float" office:value="1" calcext:value-type="float">
            <text:p>1,00</text:p>
          </table:table-cell>
          <table:table-cell table:formula="of:=[.C11]/[.D11]" office:value-type="float" office:value="2.05207302263632" calcext:value-type="float">
            <text:p>2,05</text:p>
          </table:table-cell>
          <table:table-cell table:formula="of:=[.C11]/[.E11]" office:value-type="float" office:value="2.45573929810723" calcext:value-type="float">
            <text:p>2,46</text:p>
          </table:table-cell>
          <table:table-cell table:formula="of:=[.C11]/[.F11]" office:value-type="float" office:value="2.62552509357507" calcext:value-type="float">
            <text:p>2,63</text:p>
          </table:table-cell>
          <table:table-cell table:formula="of:=[.C11]/[.G11]" office:value-type="float" office:value="2.6359203487441" calcext:value-type="float">
            <text:p>2,64</text:p>
          </table:table-cell>
          <table:table-cell table:formula="of:=[.C11]/[.H11]" office:value-type="float" office:value="2.64449755081478" calcext:value-type="float">
            <text:p>2,64</text:p>
          </table:table-cell>
          <table:table-cell table:formula="of:=[.C11]/[.I11]" office:value-type="float" office:value="2.63544545463474" calcext:value-type="float">
            <text:p>2,64</text:p>
          </table:table-cell>
          <table:table-cell table:formula="of:=[.C11]/[.J11]" office:value-type="float" office:value="2.67584859952212" calcext:value-type="float">
            <text:p>2,68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table:formula="of:=[.C12]/[.C12]" office:value-type="float" office:value="1" calcext:value-type="float">
            <text:p>1,00</text:p>
          </table:table-cell>
          <table:table-cell table:formula="of:=[.C12]/[.D12]" office:value-type="float" office:value="2.05466031132789" calcext:value-type="float">
            <text:p>2,05</text:p>
          </table:table-cell>
          <table:table-cell table:formula="of:=[.C12]/[.E12]" office:value-type="float" office:value="2.44858844764373" calcext:value-type="float">
            <text:p>2,45</text:p>
          </table:table-cell>
          <table:table-cell table:formula="of:=[.C12]/[.F12]" office:value-type="float" office:value="2.71047688536468" calcext:value-type="float">
            <text:p>2,71</text:p>
          </table:table-cell>
          <table:table-cell table:formula="of:=[.C12]/[.G12]" office:value-type="float" office:value="2.61080065426575" calcext:value-type="float">
            <text:p>2,61</text:p>
          </table:table-cell>
          <table:table-cell table:formula="of:=[.C12]/[.H12]" office:value-type="float" office:value="2.62274913386367" calcext:value-type="float">
            <text:p>2,62</text:p>
          </table:table-cell>
          <table:table-cell table:formula="of:=[.C12]/[.I12]" office:value-type="float" office:value="2.67250693701031" calcext:value-type="float">
            <text:p>2,67</text:p>
          </table:table-cell>
          <table:table-cell table:formula="of:=[.C12]/[.J12]" office:value-type="float" office:value="2.66486749044996" calcext:value-type="float">
            <text:p>2,66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formula="of:=[.C13]/[.C13]" office:value-type="float" office:value="1" calcext:value-type="float">
            <text:p>1,00</text:p>
          </table:table-cell>
          <table:table-cell table:formula="of:=[.C13]/[.D13]" office:value-type="float" office:value="2.06030163065663" calcext:value-type="float">
            <text:p>2,06</text:p>
          </table:table-cell>
          <table:table-cell table:formula="of:=[.C13]/[.E13]" office:value-type="float" office:value="2.42893489072888" calcext:value-type="float">
            <text:p>2,43</text:p>
          </table:table-cell>
          <table:table-cell table:formula="of:=[.C13]/[.F13]" office:value-type="float" office:value="2.66527596356148" calcext:value-type="float">
            <text:p>2,67</text:p>
          </table:table-cell>
          <table:table-cell table:formula="of:=[.C13]/[.G13]" office:value-type="float" office:value="2.62790675348872" calcext:value-type="float">
            <text:p>2,63</text:p>
          </table:table-cell>
          <table:table-cell table:formula="of:=[.C13]/[.H13]" office:value-type="float" office:value="2.55984560204983" calcext:value-type="float">
            <text:p>2,56</text:p>
          </table:table-cell>
          <table:table-cell table:formula="of:=[.C13]/[.I13]" office:value-type="float" office:value="2.65856680653301" calcext:value-type="float">
            <text:p>2,66</text:p>
          </table:table-cell>
          <table:table-cell table:formula="of:=[.C13]/[.J13]" office:value-type="float" office:value="2.65388295930797" calcext:value-type="float">
            <text:p>2,65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table:formula="of:=[.C14]/[.C14]" office:value-type="float" office:value="1" calcext:value-type="float">
            <text:p>1,00</text:p>
          </table:table-cell>
          <table:table-cell table:formula="of:=[.C14]/[.D14]" office:value-type="float" office:value="2.06236634656872" calcext:value-type="float">
            <text:p>2,06</text:p>
          </table:table-cell>
          <table:table-cell table:formula="of:=[.C14]/[.E14]" office:value-type="float" office:value="2.4298797824841" calcext:value-type="float">
            <text:p>2,43</text:p>
          </table:table-cell>
          <table:table-cell table:formula="of:=[.C14]/[.F14]" office:value-type="float" office:value="2.66635686618528" calcext:value-type="float">
            <text:p>2,67</text:p>
          </table:table-cell>
          <table:table-cell table:formula="of:=[.C14]/[.G14]" office:value-type="float" office:value="2.6405241211278" calcext:value-type="float">
            <text:p>2,64</text:p>
          </table:table-cell>
          <table:table-cell table:formula="of:=[.C14]/[.H14]" office:value-type="float" office:value="2.65724232861461" calcext:value-type="float">
            <text:p>2,66</text:p>
          </table:table-cell>
          <table:table-cell table:formula="of:=[.C14]/[.I14]" office:value-type="float" office:value="2.69643230223134" calcext:value-type="float">
            <text:p>2,70</text:p>
          </table:table-cell>
          <table:table-cell table:formula="of:=[.C14]/[.J14]" office:value-type="float" office:value="2.6680590868802" calcext:value-type="float">
            <text:p>2,67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table:formula="of:=[.C15]/[.C15]" office:value-type="float" office:value="1" calcext:value-type="float">
            <text:p>1,00</text:p>
          </table:table-cell>
          <table:table-cell table:formula="of:=[.C15]/[.D15]" office:value-type="float" office:value="2.06711121452856" calcext:value-type="float">
            <text:p>2,07</text:p>
          </table:table-cell>
          <table:table-cell table:formula="of:=[.C15]/[.E15]" office:value-type="float" office:value="2.41029444400168" calcext:value-type="float">
            <text:p>2,41</text:p>
          </table:table-cell>
          <table:table-cell table:formula="of:=[.C15]/[.F15]" office:value-type="float" office:value="2.65787015800196" calcext:value-type="float">
            <text:p>2,66</text:p>
          </table:table-cell>
          <table:table-cell table:formula="of:=[.C15]/[.G15]" office:value-type="float" office:value="2.62953000799726" calcext:value-type="float">
            <text:p>2,63</text:p>
          </table:table-cell>
          <table:table-cell table:formula="of:=[.C15]/[.H15]" office:value-type="float" office:value="2.63889349810524" calcext:value-type="float">
            <text:p>2,64</text:p>
          </table:table-cell>
          <table:table-cell table:formula="of:=[.C15]/[.I15]" office:value-type="float" office:value="2.67465055639743" calcext:value-type="float">
            <text:p>2,67</text:p>
          </table:table-cell>
          <table:table-cell table:formula="of:=[.C15]/[.J15]" office:value-type="float" office:value="2.67202179762705" calcext:value-type="float">
            <text:p>2,67</text:p>
          </table:table-cell>
        </table:table-row>
      </table:table>
      <table:table table:name="Eficiência x Tamanho da Mensagem" table:style-name="ta1">
        <table:shapes>
          <draw:frame draw:z-index="0" draw:style-name="gr1" draw:text-style-name="P1" svg:width="201mm" svg:height="113mm" svg:x="60.37mm" svg:y="144.64mm">
            <loext:p draw:notify-on-update-of-ranges="'Eficiência x Tamanho da Mensagem'.B17:'Eficiência x Tamanho da Mensagem'.B17 'Eficiência x Tamanho da Mensagem'.B18:'Eficiência x Tamanho da Mensagem'.B30 'Eficiência x Tamanho da Mensagem'.D17:'Eficiência x Tamanho da Mensagem'.D17 'Eficiência x Tamanho da Mensagem'.D18:'Eficiência x Tamanho da Mensagem'.D30 'Eficiência x Tamanho da Mensagem'.B17:'Eficiência x Tamanho da Mensagem'.B17 'Eficiência x Tamanho da Mensagem'.B18:'Eficiência x Tamanho da Mensagem'.B30 'Eficiência x Tamanho da Mensagem'.E17:'Eficiência x Tamanho da Mensagem'.E17 'Eficiência x Tamanho da Mensagem'.E18:'Eficiência x Tamanho da Mensagem'.E30 'Eficiência x Tamanho da Mensagem'.B17:'Eficiência x Tamanho da Mensagem'.B17 'Eficiência x Tamanho da Mensagem'.B18:'Eficiência x Tamanho da Mensagem'.B30 'Eficiência x Tamanho da Mensagem'.F17:'Eficiência x Tamanho da Mensagem'.F17 'Eficiência x Tamanho da Mensagem'.F18:'Eficiência x Tamanho da Mensagem'.F30 'Eficiência x Tamanho da Mensagem'.B17:'Eficiência x Tamanho da Mensagem'.B17 'Eficiência x Tamanho da Mensagem'.B18:'Eficiência x Tamanho da Mensagem'.B30 'Eficiência x Tamanho da Mensagem'.G17:'Eficiência x Tamanho da Mensagem'.G17 'Eficiência x Tamanho da Mensagem'.G18:'Eficiência x Tamanho da Mensagem'.G30 'Eficiência x Tamanho da Mensagem'.B17:'Eficiência x Tamanho da Mensagem'.B17 'Eficiência x Tamanho da Mensagem'.B18:'Eficiência x Tamanho da Mensagem'.B30 'Eficiência x Tamanho da Mensagem'.H17:'Eficiência x Tamanho da Mensagem'.H17 'Eficiência x Tamanho da Mensagem'.H18:'Eficiência x Tamanho da Mensagem'.H30 'Eficiência x Tamanho da Mensagem'.B17:'Eficiência x Tamanho da Mensagem'.B17 'Eficiência x Tamanho da Mensagem'.B18:'Eficiência x Tamanho da Mensagem'.B30 'Eficiência x Tamanho da Mensagem'.I17:'Eficiência x Tamanho da Mensagem'.I17 'Eficiência x Tamanho da Mensagem'.I18:'Eficiência x Tamanho da Mensagem'.I30 'Eficiência x Tamanho da Mensagem'.B17:'Eficiência x Tamanho da Mensagem'.B17 'Eficiência x Tamanho da Mensagem'.B18:'Eficiência x Tamanho da Mensagem'.B30 'Eficiência x Tamanho da Mensagem'.J17:'Eficiência x Tamanho da Mensagem'.J17 'Eficiência x Tamanho da Mensagem'.J18:'Eficiência x Tamanho da Mensagem'.J3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ce4"/>
        <table:table-column table:style-name="co3" table:default-cell-style-name="ce4"/>
        <table:table-column table:style-name="co3" table:number-columns-repeated="7" table:default-cell-style-name="ce5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Tamanho da Mensagem</text:p>
          </table:table-cell>
          <table:table-cell office:value-type="string" calcext:value-type="string">
            <text:p>1 Slave</text:p>
          </table:table-cell>
          <table:table-cell table:style-name="ce4" office:value-type="string" calcext:value-type="string">
            <text:p>2 Slaves</text:p>
          </table:table-cell>
          <table:table-cell table:style-name="ce4" office:value-type="string" calcext:value-type="string">
            <text:p>3 Slaves</text:p>
          </table:table-cell>
          <table:table-cell table:style-name="ce4" office:value-type="string" calcext:value-type="string">
            <text:p>4 Slaves</text:p>
          </table:table-cell>
          <table:table-cell table:style-name="ce4" office:value-type="string" calcext:value-type="string">
            <text:p>5 Slaves</text:p>
          </table:table-cell>
          <table:table-cell table:style-name="ce4" office:value-type="string" calcext:value-type="string">
            <text:p>6 Slaves</text:p>
          </table:table-cell>
          <table:table-cell table:style-name="ce4" office:value-type="string" calcext:value-type="string">
            <text:p>7 Slaves</text:p>
          </table:table-cell>
          <table:table-cell table:style-name="ce4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5241617267999" calcext:value-type="float">
            <text:p>1,75</text:p>
          </table:table-cell>
          <table:table-cell office:value-type="float" office:value="2.02119272015093" calcext:value-type="float">
            <text:p>2,02</text:p>
          </table:table-cell>
          <table:table-cell office:value-type="float" office:value="2.09926121531159" calcext:value-type="float">
            <text:p>2,10</text:p>
          </table:table-cell>
          <table:table-cell office:value-type="float" office:value="1.99535747861704" calcext:value-type="float">
            <text:p>2,00</text:p>
          </table:table-cell>
          <table:table-cell office:value-type="float" office:value="2.32653153927159" calcext:value-type="float">
            <text:p>2,33</text:p>
          </table:table-cell>
          <table:table-cell office:value-type="float" office:value="2.53924159637547" calcext:value-type="float">
            <text:p>2,54</text:p>
          </table:table-cell>
          <table:table-cell office:value-type="float" office:value="2.53416189985757" calcext:value-type="float">
            <text:p>2,5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.96240942394971" calcext:value-type="float">
            <text:p>1,96</text:p>
          </table:table-cell>
          <table:table-cell office:value-type="float" office:value="2.41774488963583" calcext:value-type="float">
            <text:p>2,42</text:p>
          </table:table-cell>
          <table:table-cell office:value-type="float" office:value="2.72708950277948" calcext:value-type="float">
            <text:p>2,73</text:p>
          </table:table-cell>
          <table:table-cell office:value-type="float" office:value="2.75856990303613" calcext:value-type="float">
            <text:p>2,76</text:p>
          </table:table-cell>
          <table:table-cell office:value-type="float" office:value="2.84009548212224" calcext:value-type="float">
            <text:p>2,84</text:p>
          </table:table-cell>
          <table:table-cell office:value-type="float" office:value="2.79914712523935" calcext:value-type="float">
            <text:p>2,80</text:p>
          </table:table-cell>
          <table:table-cell office:value-type="float" office:value="2.8983750847431" calcext:value-type="float">
            <text:p>2,9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.01253913948078" calcext:value-type="float">
            <text:p>2,01</text:p>
          </table:table-cell>
          <table:table-cell office:value-type="float" office:value="2.47787488326963" calcext:value-type="float">
            <text:p>2,48</text:p>
          </table:table-cell>
          <table:table-cell office:value-type="float" office:value="2.89463346632542" calcext:value-type="float">
            <text:p>2,89</text:p>
          </table:table-cell>
          <table:table-cell office:value-type="float" office:value="2.7775940999426" calcext:value-type="float">
            <text:p>2,78</text:p>
          </table:table-cell>
          <table:table-cell office:value-type="float" office:value="2.82711351408277" calcext:value-type="float">
            <text:p>2,83</text:p>
          </table:table-cell>
          <table:table-cell office:value-type="float" office:value="2.74204535483618" calcext:value-type="float">
            <text:p>2,74</text:p>
          </table:table-cell>
          <table:table-cell office:value-type="float" office:value="2.89850995266839" calcext:value-type="float">
            <text:p>2,90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2.03584447054412" calcext:value-type="float">
            <text:p>2,04</text:p>
          </table:table-cell>
          <table:table-cell office:value-type="float" office:value="2.50637982503014" calcext:value-type="float">
            <text:p>2,51</text:p>
          </table:table-cell>
          <table:table-cell office:value-type="float" office:value="2.96548756865078" calcext:value-type="float">
            <text:p>2,97</text:p>
          </table:table-cell>
          <table:table-cell office:value-type="float" office:value="2.70072857934742" calcext:value-type="float">
            <text:p>2,70</text:p>
          </table:table-cell>
          <table:table-cell office:value-type="float" office:value="2.74887726121825" calcext:value-type="float">
            <text:p>2,75</text:p>
          </table:table-cell>
          <table:table-cell office:value-type="float" office:value="2.69512668225439" calcext:value-type="float">
            <text:p>2,70</text:p>
          </table:table-cell>
          <table:table-cell office:value-type="float" office:value="2.76900273327374" calcext:value-type="float">
            <text:p>2,7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.04785111964756" calcext:value-type="float">
            <text:p>2,05</text:p>
          </table:table-cell>
          <table:table-cell office:value-type="float" office:value="2.47352430298174" calcext:value-type="float">
            <text:p>2,47</text:p>
          </table:table-cell>
          <table:table-cell office:value-type="float" office:value="2.90065519587316" calcext:value-type="float">
            <text:p>2,90</text:p>
          </table:table-cell>
          <table:table-cell office:value-type="float" office:value="2.68268535957379" calcext:value-type="float">
            <text:p>2,68</text:p>
          </table:table-cell>
          <table:table-cell office:value-type="float" office:value="2.67958226419518" calcext:value-type="float">
            <text:p>2,68</text:p>
          </table:table-cell>
          <table:table-cell office:value-type="float" office:value="2.68814409610804" calcext:value-type="float">
            <text:p>2,69</text:p>
          </table:table-cell>
          <table:table-cell office:value-type="float" office:value="2.74334440024506" calcext:value-type="float">
            <text:p>2,74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2.048321358379" calcext:value-type="float">
            <text:p>2,05</text:p>
          </table:table-cell>
          <table:table-cell office:value-type="float" office:value="2.49482708490355" calcext:value-type="float">
            <text:p>2,49</text:p>
          </table:table-cell>
          <table:table-cell office:value-type="float" office:value="2.83049396324713" calcext:value-type="float">
            <text:p>2,83</text:p>
          </table:table-cell>
          <table:table-cell office:value-type="float" office:value="2.68191838859123" calcext:value-type="float">
            <text:p>2,68</text:p>
          </table:table-cell>
          <table:table-cell office:value-type="float" office:value="2.67639946875147" calcext:value-type="float">
            <text:p>2,68</text:p>
          </table:table-cell>
          <table:table-cell office:value-type="float" office:value="2.69149216500771" calcext:value-type="float">
            <text:p>2,69</text:p>
          </table:table-cell>
          <table:table-cell office:value-type="float" office:value="2.7289474409154" calcext:value-type="float">
            <text:p>2,73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2.05091586502948" calcext:value-type="float">
            <text:p>2,05</text:p>
          </table:table-cell>
          <table:table-cell office:value-type="float" office:value="2.46218949358511" calcext:value-type="float">
            <text:p>2,46</text:p>
          </table:table-cell>
          <table:table-cell office:value-type="float" office:value="2.74825189364519" calcext:value-type="float">
            <text:p>2,75</text:p>
          </table:table-cell>
          <table:table-cell office:value-type="float" office:value="2.65530857978897" calcext:value-type="float">
            <text:p>2,66</text:p>
          </table:table-cell>
          <table:table-cell office:value-type="float" office:value="2.67960744517374" calcext:value-type="float">
            <text:p>2,68</text:p>
          </table:table-cell>
          <table:table-cell office:value-type="float" office:value="2.62640957466662" calcext:value-type="float">
            <text:p>2,63</text:p>
          </table:table-cell>
          <table:table-cell office:value-type="float" office:value="2.66885614393172" calcext:value-type="float">
            <text:p>2,67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office:value-type="float" office:value="2.04772535279346" calcext:value-type="float">
            <text:p>2,05</text:p>
          </table:table-cell>
          <table:table-cell office:value-type="float" office:value="2.43445177918366" calcext:value-type="float">
            <text:p>2,43</text:p>
          </table:table-cell>
          <table:table-cell office:value-type="float" office:value="2.68509341433773" calcext:value-type="float">
            <text:p>2,69</text:p>
          </table:table-cell>
          <table:table-cell office:value-type="float" office:value="2.58173564565572" calcext:value-type="float">
            <text:p>2,58</text:p>
          </table:table-cell>
          <table:table-cell office:value-type="float" office:value="2.70320446104541" calcext:value-type="float">
            <text:p>2,70</text:p>
          </table:table-cell>
          <table:table-cell office:value-type="float" office:value="2.65731173656415" calcext:value-type="float">
            <text:p>2,66</text:p>
          </table:table-cell>
          <table:table-cell office:value-type="float" office:value="2.69377675447879" calcext:value-type="float">
            <text:p>2,69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float" office:value="2.05207302263632" calcext:value-type="float">
            <text:p>2,05</text:p>
          </table:table-cell>
          <table:table-cell office:value-type="float" office:value="2.45573929810723" calcext:value-type="float">
            <text:p>2,46</text:p>
          </table:table-cell>
          <table:table-cell office:value-type="float" office:value="2.62552509357507" calcext:value-type="float">
            <text:p>2,63</text:p>
          </table:table-cell>
          <table:table-cell office:value-type="float" office:value="2.6359203487441" calcext:value-type="float">
            <text:p>2,64</text:p>
          </table:table-cell>
          <table:table-cell office:value-type="float" office:value="2.64449755081478" calcext:value-type="float">
            <text:p>2,64</text:p>
          </table:table-cell>
          <table:table-cell office:value-type="float" office:value="2.63544545463474" calcext:value-type="float">
            <text:p>2,64</text:p>
          </table:table-cell>
          <table:table-cell office:value-type="float" office:value="2.67584859952212" calcext:value-type="float">
            <text:p>2,68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office:value-type="float" office:value="2.05466031132789" calcext:value-type="float">
            <text:p>2,05</text:p>
          </table:table-cell>
          <table:table-cell office:value-type="float" office:value="2.44858844764373" calcext:value-type="float">
            <text:p>2,45</text:p>
          </table:table-cell>
          <table:table-cell office:value-type="float" office:value="2.71047688536468" calcext:value-type="float">
            <text:p>2,71</text:p>
          </table:table-cell>
          <table:table-cell office:value-type="float" office:value="2.61080065426575" calcext:value-type="float">
            <text:p>2,61</text:p>
          </table:table-cell>
          <table:table-cell office:value-type="float" office:value="2.62274913386367" calcext:value-type="float">
            <text:p>2,62</text:p>
          </table:table-cell>
          <table:table-cell office:value-type="float" office:value="2.67250693701031" calcext:value-type="float">
            <text:p>2,67</text:p>
          </table:table-cell>
          <table:table-cell office:value-type="float" office:value="2.66486749044996" calcext:value-type="float">
            <text:p>2,66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.06030163065663" calcext:value-type="float">
            <text:p>2,06</text:p>
          </table:table-cell>
          <table:table-cell office:value-type="float" office:value="2.42893489072888" calcext:value-type="float">
            <text:p>2,43</text:p>
          </table:table-cell>
          <table:table-cell office:value-type="float" office:value="2.66527596356148" calcext:value-type="float">
            <text:p>2,67</text:p>
          </table:table-cell>
          <table:table-cell office:value-type="float" office:value="2.62790675348872" calcext:value-type="float">
            <text:p>2,63</text:p>
          </table:table-cell>
          <table:table-cell office:value-type="float" office:value="2.55984560204983" calcext:value-type="float">
            <text:p>2,56</text:p>
          </table:table-cell>
          <table:table-cell office:value-type="float" office:value="2.65856680653301" calcext:value-type="float">
            <text:p>2,66</text:p>
          </table:table-cell>
          <table:table-cell office:value-type="float" office:value="2.65388295930797" calcext:value-type="float">
            <text:p>2,65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1" calcext:value-type="float">
            <text:p>1</text:p>
          </table:table-cell>
          <table:table-cell office:value-type="float" office:value="2.06236634656872" calcext:value-type="float">
            <text:p>2,06</text:p>
          </table:table-cell>
          <table:table-cell office:value-type="float" office:value="2.4298797824841" calcext:value-type="float">
            <text:p>2,43</text:p>
          </table:table-cell>
          <table:table-cell office:value-type="float" office:value="2.66635686618528" calcext:value-type="float">
            <text:p>2,67</text:p>
          </table:table-cell>
          <table:table-cell office:value-type="float" office:value="2.6405241211278" calcext:value-type="float">
            <text:p>2,64</text:p>
          </table:table-cell>
          <table:table-cell office:value-type="float" office:value="2.65724232861461" calcext:value-type="float">
            <text:p>2,66</text:p>
          </table:table-cell>
          <table:table-cell office:value-type="float" office:value="2.69643230223134" calcext:value-type="float">
            <text:p>2,70</text:p>
          </table:table-cell>
          <table:table-cell office:value-type="float" office:value="2.6680590868802" calcext:value-type="float">
            <text:p>2,67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2.06711121452856" calcext:value-type="float">
            <text:p>2,07</text:p>
          </table:table-cell>
          <table:table-cell office:value-type="float" office:value="2.41029444400168" calcext:value-type="float">
            <text:p>2,41</text:p>
          </table:table-cell>
          <table:table-cell office:value-type="float" office:value="2.65787015800196" calcext:value-type="float">
            <text:p>2,66</text:p>
          </table:table-cell>
          <table:table-cell office:value-type="float" office:value="2.62953000799726" calcext:value-type="float">
            <text:p>2,63</text:p>
          </table:table-cell>
          <table:table-cell office:value-type="float" office:value="2.63889349810524" calcext:value-type="float">
            <text:p>2,64</text:p>
          </table:table-cell>
          <table:table-cell office:value-type="float" office:value="2.67465055639743" calcext:value-type="float">
            <text:p>2,67</text:p>
          </table:table-cell>
          <table:table-cell office:value-type="float" office:value="2.67202179762705" calcext:value-type="float">
            <text:p>2,67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Tamanho da Mensagem</text:p>
          </table:table-cell>
          <table:table-cell office:value-type="string" calcext:value-type="string">
            <text:p>1 Slave</text:p>
          </table:table-cell>
          <table:table-cell table:style-name="ce4" office:value-type="string" calcext:value-type="string">
            <text:p>2 Slaves</text:p>
          </table:table-cell>
          <table:table-cell table:style-name="ce4" office:value-type="string" calcext:value-type="string">
            <text:p>3 Slaves</text:p>
          </table:table-cell>
          <table:table-cell table:style-name="ce4" office:value-type="string" calcext:value-type="string">
            <text:p>4 Slaves</text:p>
          </table:table-cell>
          <table:table-cell table:style-name="ce4" office:value-type="string" calcext:value-type="string">
            <text:p>5 Slaves</text:p>
          </table:table-cell>
          <table:table-cell table:style-name="ce4" office:value-type="string" calcext:value-type="string">
            <text:p>6 Slaves</text:p>
          </table:table-cell>
          <table:table-cell table:style-name="ce4" office:value-type="string" calcext:value-type="string">
            <text:p>7 Slaves</text:p>
          </table:table-cell>
          <table:table-cell table:style-name="ce4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]/2" office:value-type="float" office:value="0.876208086339994" calcext:value-type="float">
            <text:p>0,88</text:p>
          </table:table-cell>
          <table:table-cell table:formula="of:=[.E3]/3" office:value-type="float" office:value="0.673730906716977" calcext:value-type="float">
            <text:p>0,67</text:p>
          </table:table-cell>
          <table:table-cell table:formula="of:=[.F3]/4" office:value-type="float" office:value="0.524815303827897" calcext:value-type="float">
            <text:p>0,52</text:p>
          </table:table-cell>
          <table:table-cell table:formula="of:=[.G3]/5" office:value-type="float" office:value="0.399071495723408" calcext:value-type="float">
            <text:p>0,40</text:p>
          </table:table-cell>
          <table:table-cell table:formula="of:=[.H3]/6" office:value-type="float" office:value="0.387755256545264" calcext:value-type="float">
            <text:p>0,39</text:p>
          </table:table-cell>
          <table:table-cell table:formula="of:=[.I3]/7" office:value-type="float" office:value="0.36274879948221" calcext:value-type="float">
            <text:p>0,36</text:p>
          </table:table-cell>
          <table:table-cell table:formula="of:=[.J3]/8" office:value-type="float" office:value="0.316770237482196" calcext:value-type="float">
            <text:p>0,32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D4]/2" office:value-type="float" office:value="0.981204711974855" calcext:value-type="float">
            <text:p>0,98</text:p>
          </table:table-cell>
          <table:table-cell table:formula="of:=[.E4]/3" office:value-type="float" office:value="0.805914963211944" calcext:value-type="float">
            <text:p>0,81</text:p>
          </table:table-cell>
          <table:table-cell table:formula="of:=[.F4]/4" office:value-type="float" office:value="0.68177237569487" calcext:value-type="float">
            <text:p>0,68</text:p>
          </table:table-cell>
          <table:table-cell table:formula="of:=[.G4]/5" office:value-type="float" office:value="0.551713980607227" calcext:value-type="float">
            <text:p>0,55</text:p>
          </table:table-cell>
          <table:table-cell table:formula="of:=[.H4]/6" office:value-type="float" office:value="0.473349247020374" calcext:value-type="float">
            <text:p>0,47</text:p>
          </table:table-cell>
          <table:table-cell table:formula="of:=[.I4]/7" office:value-type="float" office:value="0.399878160748478" calcext:value-type="float">
            <text:p>0,40</text:p>
          </table:table-cell>
          <table:table-cell table:formula="of:=[.J4]/8" office:value-type="float" office:value="0.362296885592887" calcext:value-type="float">
            <text:p>0,3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D5]/2" office:value-type="float" office:value="1.00626956974039" calcext:value-type="float">
            <text:p>1,01</text:p>
          </table:table-cell>
          <table:table-cell table:formula="of:=[.E5]/3" office:value-type="float" office:value="0.82595829442321" calcext:value-type="float">
            <text:p>0,83</text:p>
          </table:table-cell>
          <table:table-cell table:formula="of:=[.F5]/4" office:value-type="float" office:value="0.723658366581354" calcext:value-type="float">
            <text:p>0,72</text:p>
          </table:table-cell>
          <table:table-cell table:formula="of:=[.G5]/5" office:value-type="float" office:value="0.55551881998852" calcext:value-type="float">
            <text:p>0,56</text:p>
          </table:table-cell>
          <table:table-cell table:formula="of:=[.H5]/6" office:value-type="float" office:value="0.471185585680461" calcext:value-type="float">
            <text:p>0,47</text:p>
          </table:table-cell>
          <table:table-cell table:formula="of:=[.I5]/7" office:value-type="float" office:value="0.391720764976597" calcext:value-type="float">
            <text:p>0,39</text:p>
          </table:table-cell>
          <table:table-cell table:formula="of:=[.J5]/8" office:value-type="float" office:value="0.362313744083549" calcext:value-type="float">
            <text:p>0,36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table:formula="of:=[.D6]/2" office:value-type="float" office:value="1.01792223527206" calcext:value-type="float">
            <text:p>1,02</text:p>
          </table:table-cell>
          <table:table-cell table:formula="of:=[.E6]/3" office:value-type="float" office:value="0.835459941676714" calcext:value-type="float">
            <text:p>0,84</text:p>
          </table:table-cell>
          <table:table-cell table:formula="of:=[.F6]/4" office:value-type="float" office:value="0.741371892162695" calcext:value-type="float">
            <text:p>0,74</text:p>
          </table:table-cell>
          <table:table-cell table:formula="of:=[.G6]/5" office:value-type="float" office:value="0.540145715869485" calcext:value-type="float">
            <text:p>0,54</text:p>
          </table:table-cell>
          <table:table-cell table:formula="of:=[.H6]/6" office:value-type="float" office:value="0.458146210203041" calcext:value-type="float">
            <text:p>0,46</text:p>
          </table:table-cell>
          <table:table-cell table:formula="of:=[.I6]/7" office:value-type="float" office:value="0.385018097464913" calcext:value-type="float">
            <text:p>0,39</text:p>
          </table:table-cell>
          <table:table-cell table:formula="of:=[.J6]/8" office:value-type="float" office:value="0.346125341659218" calcext:value-type="float">
            <text:p>0,3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formula="of:=[.D7]/2" office:value-type="float" office:value="1.02392555982378" calcext:value-type="float">
            <text:p>1,02</text:p>
          </table:table-cell>
          <table:table-cell table:formula="of:=[.E7]/3" office:value-type="float" office:value="0.824508100993913" calcext:value-type="float">
            <text:p>0,82</text:p>
          </table:table-cell>
          <table:table-cell table:formula="of:=[.F7]/4" office:value-type="float" office:value="0.725163798968291" calcext:value-type="float">
            <text:p>0,73</text:p>
          </table:table-cell>
          <table:table-cell table:formula="of:=[.G7]/5" office:value-type="float" office:value="0.536537071914758" calcext:value-type="float">
            <text:p>0,54</text:p>
          </table:table-cell>
          <table:table-cell table:formula="of:=[.H7]/6" office:value-type="float" office:value="0.446597044032531" calcext:value-type="float">
            <text:p>0,45</text:p>
          </table:table-cell>
          <table:table-cell table:formula="of:=[.I7]/7" office:value-type="float" office:value="0.384020585158291" calcext:value-type="float">
            <text:p>0,38</text:p>
          </table:table-cell>
          <table:table-cell table:formula="of:=[.J7]/8" office:value-type="float" office:value="0.342918050030632" calcext:value-type="float">
            <text:p>0,34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table:formula="of:=[.D8]/2" office:value-type="float" office:value="1.0241606791895" calcext:value-type="float">
            <text:p>1,02</text:p>
          </table:table-cell>
          <table:table-cell table:formula="of:=[.E8]/3" office:value-type="float" office:value="0.831609028301185" calcext:value-type="float">
            <text:p>0,83</text:p>
          </table:table-cell>
          <table:table-cell table:formula="of:=[.F8]/4" office:value-type="float" office:value="0.707623490811784" calcext:value-type="float">
            <text:p>0,71</text:p>
          </table:table-cell>
          <table:table-cell table:formula="of:=[.G8]/5" office:value-type="float" office:value="0.536383677718246" calcext:value-type="float">
            <text:p>0,54</text:p>
          </table:table-cell>
          <table:table-cell table:formula="of:=[.H8]/6" office:value-type="float" office:value="0.446066578125245" calcext:value-type="float">
            <text:p>0,45</text:p>
          </table:table-cell>
          <table:table-cell table:formula="of:=[.I8]/7" office:value-type="float" office:value="0.384498880715388" calcext:value-type="float">
            <text:p>0,38</text:p>
          </table:table-cell>
          <table:table-cell table:formula="of:=[.J8]/8" office:value-type="float" office:value="0.341118430114425" calcext:value-type="float">
            <text:p>0,34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9]/2" office:value-type="float" office:value="1.02545793251474" calcext:value-type="float">
            <text:p>1,03</text:p>
          </table:table-cell>
          <table:table-cell table:formula="of:=[.E9]/3" office:value-type="float" office:value="0.820729831195036" calcext:value-type="float">
            <text:p>0,82</text:p>
          </table:table-cell>
          <table:table-cell table:formula="of:=[.F9]/4" office:value-type="float" office:value="0.687062973411298" calcext:value-type="float">
            <text:p>0,69</text:p>
          </table:table-cell>
          <table:table-cell table:formula="of:=[.G9]/5" office:value-type="float" office:value="0.531061715957794" calcext:value-type="float">
            <text:p>0,53</text:p>
          </table:table-cell>
          <table:table-cell table:formula="of:=[.H9]/6" office:value-type="float" office:value="0.44660124086229" calcext:value-type="float">
            <text:p>0,45</text:p>
          </table:table-cell>
          <table:table-cell table:formula="of:=[.I9]/7" office:value-type="float" office:value="0.375201367809517" calcext:value-type="float">
            <text:p>0,38</text:p>
          </table:table-cell>
          <table:table-cell table:formula="of:=[.J9]/8" office:value-type="float" office:value="0.333607017991465" calcext:value-type="float">
            <text:p>0,33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table:formula="of:=[.D10]/2" office:value-type="float" office:value="1.02386267639673" calcext:value-type="float">
            <text:p>1,02</text:p>
          </table:table-cell>
          <table:table-cell table:formula="of:=[.E10]/3" office:value-type="float" office:value="0.811483926394552" calcext:value-type="float">
            <text:p>0,81</text:p>
          </table:table-cell>
          <table:table-cell table:formula="of:=[.F10]/4" office:value-type="float" office:value="0.671273353584432" calcext:value-type="float">
            <text:p>0,67</text:p>
          </table:table-cell>
          <table:table-cell table:formula="of:=[.G10]/5" office:value-type="float" office:value="0.516347129131143" calcext:value-type="float">
            <text:p>0,52</text:p>
          </table:table-cell>
          <table:table-cell table:formula="of:=[.H10]/6" office:value-type="float" office:value="0.450534076840902" calcext:value-type="float">
            <text:p>0,45</text:p>
          </table:table-cell>
          <table:table-cell table:formula="of:=[.I10]/7" office:value-type="float" office:value="0.379615962366307" calcext:value-type="float">
            <text:p>0,38</text:p>
          </table:table-cell>
          <table:table-cell table:formula="of:=[.J10]/8" office:value-type="float" office:value="0.336722094309849" calcext:value-type="float">
            <text:p>0,34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table:formula="of:=[.D11]/2" office:value-type="float" office:value="1.02603651131816" calcext:value-type="float">
            <text:p>1,03</text:p>
          </table:table-cell>
          <table:table-cell table:formula="of:=[.E11]/3" office:value-type="float" office:value="0.818579766035743" calcext:value-type="float">
            <text:p>0,82</text:p>
          </table:table-cell>
          <table:table-cell table:formula="of:=[.F11]/4" office:value-type="float" office:value="0.656381273393767" calcext:value-type="float">
            <text:p>0,66</text:p>
          </table:table-cell>
          <table:table-cell table:formula="of:=[.G11]/5" office:value-type="float" office:value="0.527184069748819" calcext:value-type="float">
            <text:p>0,53</text:p>
          </table:table-cell>
          <table:table-cell table:formula="of:=[.H11]/6" office:value-type="float" office:value="0.440749591802463" calcext:value-type="float">
            <text:p>0,44</text:p>
          </table:table-cell>
          <table:table-cell table:formula="of:=[.I11]/7" office:value-type="float" office:value="0.376492207804963" calcext:value-type="float">
            <text:p>0,38</text:p>
          </table:table-cell>
          <table:table-cell table:formula="of:=[.J11]/8" office:value-type="float" office:value="0.334481074940264" calcext:value-type="float">
            <text:p>0,33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table:formula="of:=[.D12]/2" office:value-type="float" office:value="1.02733015566395" calcext:value-type="float">
            <text:p>1,03</text:p>
          </table:table-cell>
          <table:table-cell table:formula="of:=[.E12]/3" office:value-type="float" office:value="0.816196149214576" calcext:value-type="float">
            <text:p>0,82</text:p>
          </table:table-cell>
          <table:table-cell table:formula="of:=[.F12]/4" office:value-type="float" office:value="0.677619221341169" calcext:value-type="float">
            <text:p>0,68</text:p>
          </table:table-cell>
          <table:table-cell table:formula="of:=[.G12]/5" office:value-type="float" office:value="0.52216013085315" calcext:value-type="float">
            <text:p>0,52</text:p>
          </table:table-cell>
          <table:table-cell table:formula="of:=[.H12]/6" office:value-type="float" office:value="0.437124855643944" calcext:value-type="float">
            <text:p>0,44</text:p>
          </table:table-cell>
          <table:table-cell table:formula="of:=[.I12]/7" office:value-type="float" office:value="0.381786705287187" calcext:value-type="float">
            <text:p>0,38</text:p>
          </table:table-cell>
          <table:table-cell table:formula="of:=[.J12]/8" office:value-type="float" office:value="0.333108436306246" calcext:value-type="float">
            <text:p>0,33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[.D13]/2" office:value-type="float" office:value="1.03015081532831" calcext:value-type="float">
            <text:p>1,03</text:p>
          </table:table-cell>
          <table:table-cell table:formula="of:=[.E13]/3" office:value-type="float" office:value="0.809644963576293" calcext:value-type="float">
            <text:p>0,81</text:p>
          </table:table-cell>
          <table:table-cell table:formula="of:=[.F13]/4" office:value-type="float" office:value="0.666318990890369" calcext:value-type="float">
            <text:p>0,67</text:p>
          </table:table-cell>
          <table:table-cell table:formula="of:=[.G13]/5" office:value-type="float" office:value="0.525581350697743" calcext:value-type="float">
            <text:p>0,53</text:p>
          </table:table-cell>
          <table:table-cell table:formula="of:=[.H13]/6" office:value-type="float" office:value="0.426640933674972" calcext:value-type="float">
            <text:p>0,43</text:p>
          </table:table-cell>
          <table:table-cell table:formula="of:=[.I13]/7" office:value-type="float" office:value="0.379795258076145" calcext:value-type="float">
            <text:p>0,38</text:p>
          </table:table-cell>
          <table:table-cell table:formula="of:=[.J13]/8" office:value-type="float" office:value="0.331735369913496" calcext:value-type="float">
            <text:p>0,33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1" calcext:value-type="float">
            <text:p>1</text:p>
          </table:table-cell>
          <table:table-cell table:formula="of:=[.D14]/2" office:value-type="float" office:value="1.03118317328436" calcext:value-type="float">
            <text:p>1,03</text:p>
          </table:table-cell>
          <table:table-cell table:formula="of:=[.E14]/3" office:value-type="float" office:value="0.8099599274947" calcext:value-type="float">
            <text:p>0,81</text:p>
          </table:table-cell>
          <table:table-cell table:formula="of:=[.F14]/4" office:value-type="float" office:value="0.666589216546321" calcext:value-type="float">
            <text:p>0,67</text:p>
          </table:table-cell>
          <table:table-cell table:formula="of:=[.G14]/5" office:value-type="float" office:value="0.52810482422556" calcext:value-type="float">
            <text:p>0,53</text:p>
          </table:table-cell>
          <table:table-cell table:formula="of:=[.H14]/6" office:value-type="float" office:value="0.442873721435768" calcext:value-type="float">
            <text:p>0,44</text:p>
          </table:table-cell>
          <table:table-cell table:formula="of:=[.I14]/7" office:value-type="float" office:value="0.385204614604477" calcext:value-type="float">
            <text:p>0,39</text:p>
          </table:table-cell>
          <table:table-cell table:formula="of:=[.J14]/8" office:value-type="float" office:value="0.333507385860025" calcext:value-type="float">
            <text:p>0,33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table:formula="of:=[.D15]/2" office:value-type="float" office:value="1.03355560726428" calcext:value-type="float">
            <text:p>1,03</text:p>
          </table:table-cell>
          <table:table-cell table:formula="of:=[.E15]/3" office:value-type="float" office:value="0.803431481333894" calcext:value-type="float">
            <text:p>0,80</text:p>
          </table:table-cell>
          <table:table-cell table:formula="of:=[.F15]/4" office:value-type="float" office:value="0.66446753950049" calcext:value-type="float">
            <text:p>0,66</text:p>
          </table:table-cell>
          <table:table-cell table:formula="of:=[.G15]/5" office:value-type="float" office:value="0.525906001599453" calcext:value-type="float">
            <text:p>0,53</text:p>
          </table:table-cell>
          <table:table-cell table:formula="of:=[.H15]/6" office:value-type="float" office:value="0.439815583017541" calcext:value-type="float">
            <text:p>0,44</text:p>
          </table:table-cell>
          <table:table-cell table:formula="of:=[.I15]/7" office:value-type="float" office:value="0.382092936628205" calcext:value-type="float">
            <text:p>0,38</text:p>
          </table:table-cell>
          <table:table-cell table:formula="of:=[.J15]/8" office:value-type="float" office:value="0.334002724703382" calcext:value-type="float">
            <text:p>0,33</text:p>
          </table:table-cell>
        </table:table-row>
        <table:table-row table:style-name="ro1">
          <table:table-cell/>
          <table:table-cell table:style-name="Default" table:number-columns-repeated="8"/>
          <table:table-cell/>
        </table:table-row>
      </table:table>
      <table:table table:name="Overhead" table:style-name="ta1">
        <table:shapes>
          <draw:frame draw:z-index="0" draw:style-name="gr1" draw:text-style-name="P1" svg:width="201mm" svg:height="113mm" svg:x="28.25mm" svg:y="75.79mm">
            <loext:p draw:notify-on-update-of-ranges="Overhead.B2:Overhead.B2 Overhead.B3:Overhead.B15 Overhead.C2:Overhead.C2 Overhead.C3:Overhead.C15 Overhead.B2:Overhead.B2 Overhead.B3:Overhead.B15 Overhead.D2:Overhead.D2 Overhead.D3:Overhead.D15 Overhead.B2:Overhead.B2 Overhead.B3:Overhead.B15 Overhead.E2:Overhead.E2 Overhead.E3:Overhead.E15 Overhead.B2:Overhead.B2 Overhead.B3:Overhead.B15 Overhead.F2:Overhead.F2 Overhead.F3:Overhead.F15 Overhead.B2:Overhead.B2 Overhead.B3:Overhead.B15 Overhead.G2:Overhead.G2 Overhead.G3:Overhead.G15 Overhead.B2:Overhead.B2 Overhead.B3:Overhead.B15 Overhead.H2:Overhead.H2 Overhead.H3:Overhead.H15 Overhead.B2:Overhead.B2 Overhead.B3:Overhead.B15 Overhead.I2:Overhead.I2 Overhead.I3:Overhead.I15 Overhead.B2:Overhead.B2 Overhead.B3:Overhead.B15 Overhead.J2:Overhead.J2 Overhead.J3:Overhead.J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1" table:default-cell-style-name="ce4"/>
        <table:table-column table:style-name="co3" table:number-columns-repeated="8" table:default-cell-style-name="ce5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6" office:value-type="string" calcext:value-type="string">
            <text:p>Tamanho da Mensagem</text:p>
          </table:table-cell>
          <table:table-cell table:style-name="ce6" office:value-type="string" calcext:value-type="string">
            <text:p>1 Slave</text:p>
          </table:table-cell>
          <table:table-cell table:style-name="ce6" office:value-type="string" calcext:value-type="string">
            <text:p>2 Slaves</text:p>
          </table:table-cell>
          <table:table-cell table:style-name="ce6" office:value-type="string" calcext:value-type="string">
            <text:p>3 Slaves</text:p>
          </table:table-cell>
          <table:table-cell table:style-name="ce6" office:value-type="string" calcext:value-type="string">
            <text:p>4 Slaves</text:p>
          </table:table-cell>
          <table:table-cell table:style-name="ce6" office:value-type="string" calcext:value-type="string">
            <text:p>5 Slaves</text:p>
          </table:table-cell>
          <table:table-cell table:style-name="ce6" office:value-type="string" calcext:value-type="string">
            <text:p>6 Slaves</text:p>
          </table:table-cell>
          <table:table-cell table:style-name="ce6" office:value-type="string" calcext:value-type="string">
            <text:p>7 Slaves</text:p>
          </table:table-cell>
          <table:table-cell table:style-name="ce6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620172195586547" calcext:value-type="float">
            <text:p>0,06</text:p>
          </table:table-cell>
          <table:table-cell office:value-type="float" office:value="0.0642011537098852" calcext:value-type="float">
            <text:p>0,06</text:p>
          </table:table-cell>
          <table:table-cell office:value-type="float" office:value="0.0546179542899616" calcext:value-type="float">
            <text:p>0,05</text:p>
          </table:table-cell>
          <table:table-cell office:value-type="float" office:value="0.0957300712677294" calcext:value-type="float">
            <text:p>0,10</text:p>
          </table:table-cell>
          <table:table-cell office:value-type="float" office:value="0.0711752358653706" calcext:value-type="float">
            <text:p>0,07</text:p>
          </table:table-cell>
          <table:table-cell office:value-type="float" office:value="0.0990026882497638" calcext:value-type="float">
            <text:p>0,10</text:p>
          </table:table-cell>
          <table:table-cell office:value-type="float" office:value="0.0812143105917538" calcext:value-type="float">
            <text:p>0,08</text:p>
          </table:table-cell>
          <table:table-cell office:value-type="float" office:value="0.102221242491469" calcext:value-type="float">
            <text:p>0,1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.0631704284741946" calcext:value-type="float">
            <text:p>0,06</text:p>
          </table:table-cell>
          <table:table-cell office:value-type="float" office:value="0.0802943759613171" calcext:value-type="float">
            <text:p>0,08</text:p>
          </table:table-cell>
          <table:table-cell office:value-type="float" office:value="0.0729937997315937" calcext:value-type="float">
            <text:p>0,07</text:p>
          </table:table-cell>
          <table:table-cell office:value-type="float" office:value="0.0862477990808211" calcext:value-type="float">
            <text:p>0,09</text:p>
          </table:table-cell>
          <table:table-cell office:value-type="float" office:value="0.0748243758065442" calcext:value-type="float">
            <text:p>0,07</text:p>
          </table:table-cell>
          <table:table-cell office:value-type="float" office:value="0.0893996954217885" calcext:value-type="float">
            <text:p>0,09</text:p>
          </table:table-cell>
          <table:table-cell office:value-type="float" office:value="0.0785964490520996" calcext:value-type="float">
            <text:p>0,08</text:p>
          </table:table-cell>
          <table:table-cell office:value-type="float" office:value="0.086456336924762" calcext:value-type="float">
            <text:p>0,0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649375621020837" calcext:value-type="float">
            <text:p>0,06</text:p>
          </table:table-cell>
          <table:table-cell office:value-type="float" office:value="0.0955601812763568" calcext:value-type="float">
            <text:p>0,10</text:p>
          </table:table-cell>
          <table:table-cell office:value-type="float" office:value="0.0681693526092089" calcext:value-type="float">
            <text:p>0,07</text:p>
          </table:table-cell>
          <table:table-cell office:value-type="float" office:value="0.126120518233435" calcext:value-type="float">
            <text:p>0,13</text:p>
          </table:table-cell>
          <table:table-cell office:value-type="float" office:value="0.090257390386248" calcext:value-type="float">
            <text:p>0,09</text:p>
          </table:table-cell>
          <table:table-cell office:value-type="float" office:value="0.090223037369909" calcext:value-type="float">
            <text:p>0,09</text:p>
          </table:table-cell>
          <table:table-cell office:value-type="float" office:value="0.0925837306974061" calcext:value-type="float">
            <text:p>0,09</text:p>
          </table:table-cell>
          <table:table-cell office:value-type="float" office:value="0.18627059036399" calcext:value-type="float">
            <text:p>0,19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0.0962219562512663" calcext:value-type="float">
            <text:p>0,10</text:p>
          </table:table-cell>
          <table:table-cell office:value-type="float" office:value="0.193610079682204" calcext:value-type="float">
            <text:p>0,19</text:p>
          </table:table-cell>
          <table:table-cell office:value-type="float" office:value="0.123127420199787" calcext:value-type="float">
            <text:p>0,12</text:p>
          </table:table-cell>
          <table:table-cell office:value-type="float" office:value="0.155097196739401" calcext:value-type="float">
            <text:p>0,16</text:p>
          </table:table-cell>
          <table:table-cell office:value-type="float" office:value="0.147485566853931" calcext:value-type="float">
            <text:p>0,15</text:p>
          </table:table-cell>
          <table:table-cell office:value-type="float" office:value="0.151389036841048" calcext:value-type="float">
            <text:p>0,15</text:p>
          </table:table-cell>
          <table:table-cell office:value-type="float" office:value="0.165451002965105" calcext:value-type="float">
            <text:p>0,17</text:p>
          </table:table-cell>
          <table:table-cell office:value-type="float" office:value="0.136438594201724" calcext:value-type="float">
            <text:p>0,14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.113647328053593" calcext:value-type="float">
            <text:p>0,11</text:p>
          </table:table-cell>
          <table:table-cell office:value-type="float" office:value="0.169219087743198" calcext:value-type="float">
            <text:p>0,17</text:p>
          </table:table-cell>
          <table:table-cell office:value-type="float" office:value="0.145764724695665" calcext:value-type="float">
            <text:p>0,15</text:p>
          </table:table-cell>
          <table:table-cell office:value-type="float" office:value="0.160754437853708" calcext:value-type="float">
            <text:p>0,16</text:p>
          </table:table-cell>
          <table:table-cell office:value-type="float" office:value="0.254566860489921" calcext:value-type="float">
            <text:p>0,25</text:p>
          </table:table-cell>
          <table:table-cell office:value-type="float" office:value="0.109339625754439" calcext:value-type="float">
            <text:p>0,11</text:p>
          </table:table-cell>
          <table:table-cell office:value-type="float" office:value="0.163888308080528" calcext:value-type="float">
            <text:p>0,16</text:p>
          </table:table-cell>
          <table:table-cell office:value-type="float" office:value="0.160054972428626" calcext:value-type="float">
            <text:p>0,16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0.0817873407472457" calcext:value-type="float">
            <text:p>0,08</text:p>
          </table:table-cell>
          <table:table-cell office:value-type="float" office:value="0.0688465765128535" calcext:value-type="float">
            <text:p>0,07</text:p>
          </table:table-cell>
          <table:table-cell office:value-type="float" office:value="0.0721557350621851" calcext:value-type="float">
            <text:p>0,07</text:p>
          </table:table-cell>
          <table:table-cell office:value-type="float" office:value="0.088039908855065" calcext:value-type="float">
            <text:p>0,09</text:p>
          </table:table-cell>
          <table:table-cell office:value-type="float" office:value="0.108404751391504" calcext:value-type="float">
            <text:p>0,11</text:p>
          </table:table-cell>
          <table:table-cell office:value-type="float" office:value="0.195172300829892" calcext:value-type="float">
            <text:p>0,20</text:p>
          </table:table-cell>
          <table:table-cell office:value-type="float" office:value="0.0999158203588809" calcext:value-type="float">
            <text:p>0,10</text:p>
          </table:table-cell>
          <table:table-cell office:value-type="float" office:value="0.140001060149403" calcext:value-type="float">
            <text:p>0,14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.0797019580527147" calcext:value-type="float">
            <text:p>0,08</text:p>
          </table:table-cell>
          <table:table-cell office:value-type="float" office:value="0.0591270217161444" calcext:value-type="float">
            <text:p>0,06</text:p>
          </table:table-cell>
          <table:table-cell office:value-type="float" office:value="0.0485470557689193" calcext:value-type="float">
            <text:p>0,05</text:p>
          </table:table-cell>
          <table:table-cell office:value-type="float" office:value="0.0796428246256219" calcext:value-type="float">
            <text:p>0,08</text:p>
          </table:table-cell>
          <table:table-cell office:value-type="float" office:value="0.0874600010044357" calcext:value-type="float">
            <text:p>0,09</text:p>
          </table:table-cell>
          <table:table-cell office:value-type="float" office:value="0.127947833466744" calcext:value-type="float">
            <text:p>0,13</text:p>
          </table:table-cell>
          <table:table-cell office:value-type="float" office:value="0.0875360513772706" calcext:value-type="float">
            <text:p>0,09</text:p>
          </table:table-cell>
          <table:table-cell office:value-type="float" office:value="0.113001148099933" calcext:value-type="float">
            <text:p>0,11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0.119980488167539" calcext:value-type="float">
            <text:p>0,12</text:p>
          </table:table-cell>
          <table:table-cell office:value-type="float" office:value="0.101463254958454" calcext:value-type="float">
            <text:p>0,10</text:p>
          </table:table-cell>
          <table:table-cell office:value-type="float" office:value="0.149637254274094" calcext:value-type="float">
            <text:p>0,15</text:p>
          </table:table-cell>
          <table:table-cell office:value-type="float" office:value="0.149121856906088" calcext:value-type="float">
            <text:p>0,15</text:p>
          </table:table-cell>
          <table:table-cell office:value-type="float" office:value="0.162985798173697" calcext:value-type="float">
            <text:p>0,16</text:p>
          </table:table-cell>
          <table:table-cell office:value-type="float" office:value="0.0909246487947316" calcext:value-type="float">
            <text:p>0,09</text:p>
          </table:table-cell>
          <table:table-cell office:value-type="float" office:value="0.0923432312155551" calcext:value-type="float">
            <text:p>0,09</text:p>
          </table:table-cell>
          <table:table-cell office:value-type="float" office:value="0.108940020178128" calcext:value-type="float">
            <text:p>0,11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0.0663960150137943" calcext:value-type="float">
            <text:p>0,07</text:p>
          </table:table-cell>
          <table:table-cell office:value-type="float" office:value="0.0654260968864219" calcext:value-type="float">
            <text:p>0,07</text:p>
          </table:table-cell>
          <table:table-cell office:value-type="float" office:value="0.0856498197280789" calcext:value-type="float">
            <text:p>0,09</text:p>
          </table:table-cell>
          <table:table-cell office:value-type="float" office:value="0.195547985530044" calcext:value-type="float">
            <text:p>0,20</text:p>
          </table:table-cell>
          <table:table-cell office:value-type="float" office:value="0.116649512190572" calcext:value-type="float">
            <text:p>0,12</text:p>
          </table:table-cell>
          <table:table-cell office:value-type="float" office:value="0.118501619181626" calcext:value-type="float">
            <text:p>0,12</text:p>
          </table:table-cell>
          <table:table-cell office:value-type="float" office:value="0.0861149485059916" calcext:value-type="float">
            <text:p>0,09</text:p>
          </table:table-cell>
          <table:table-cell office:value-type="float" office:value="0.0890462721003081" calcext:value-type="float">
            <text:p>0,09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0.0586369522512249" calcext:value-type="float">
            <text:p>0,06</text:p>
          </table:table-cell>
          <table:table-cell office:value-type="float" office:value="0.0402364625627353" calcext:value-type="float">
            <text:p>0,04</text:p>
          </table:table-cell>
          <table:table-cell office:value-type="float" office:value="0.0543134918178207" calcext:value-type="float">
            <text:p>0,05</text:p>
          </table:table-cell>
          <table:table-cell office:value-type="float" office:value="0.177966992577978" calcext:value-type="float">
            <text:p>0,18</text:p>
          </table:table-cell>
          <table:table-cell office:value-type="float" office:value="0.109084836155345" calcext:value-type="float">
            <text:p>0,11</text:p>
          </table:table-cell>
          <table:table-cell office:value-type="float" office:value="0.161415903623103" calcext:value-type="float">
            <text:p>0,16</text:p>
          </table:table-cell>
          <table:table-cell office:value-type="float" office:value="0.0801585567298734" calcext:value-type="float">
            <text:p>0,08</text:p>
          </table:table-cell>
          <table:table-cell office:value-type="float" office:value="0.0973172160819366" calcext:value-type="float">
            <text:p>0,10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0495873068038557" calcext:value-type="float">
            <text:p>0,05</text:p>
          </table:table-cell>
          <table:table-cell office:value-type="float" office:value="0.0409412114306686" calcext:value-type="float">
            <text:p>0,04</text:p>
          </table:table-cell>
          <table:table-cell office:value-type="float" office:value="0.0493384545179907" calcext:value-type="float">
            <text:p>0,05</text:p>
          </table:table-cell>
          <table:table-cell office:value-type="float" office:value="0.168600167517903" calcext:value-type="float">
            <text:p>0,17</text:p>
          </table:table-cell>
          <table:table-cell office:value-type="float" office:value="0.071516394507566" calcext:value-type="float">
            <text:p>0,07</text:p>
          </table:table-cell>
          <table:table-cell office:value-type="float" office:value="0.15284796774477" calcext:value-type="float">
            <text:p>0,15</text:p>
          </table:table-cell>
          <table:table-cell office:value-type="float" office:value="0.130715207219664" calcext:value-type="float">
            <text:p>0,13</text:p>
          </table:table-cell>
          <table:table-cell office:value-type="float" office:value="0.0856446398265236" calcext:value-type="float">
            <text:p>0,09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0.0740749410682657" calcext:value-type="float">
            <text:p>0,07</text:p>
          </table:table-cell>
          <table:table-cell office:value-type="float" office:value="0.0869972621865779" calcext:value-type="float">
            <text:p>0,09</text:p>
          </table:table-cell>
          <table:table-cell office:value-type="float" office:value="0.0678613881718599" calcext:value-type="float">
            <text:p>0,07</text:p>
          </table:table-cell>
          <table:table-cell office:value-type="float" office:value="0.209847587439008" calcext:value-type="float">
            <text:p>0,21</text:p>
          </table:table-cell>
          <table:table-cell office:value-type="float" office:value="0.0969210259500246" calcext:value-type="float">
            <text:p>0,10</text:p>
          </table:table-cell>
          <table:table-cell office:value-type="float" office:value="0.167744323531409" calcext:value-type="float">
            <text:p>0,17</text:p>
          </table:table-cell>
          <table:table-cell office:value-type="float" office:value="0.212431627852543" calcext:value-type="float">
            <text:p>0,21</text:p>
          </table:table-cell>
          <table:table-cell office:value-type="float" office:value="0.135162796646664" calcext:value-type="float">
            <text:p>0,14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0.0927036811614345" calcext:value-type="float">
            <text:p>0,09</text:p>
          </table:table-cell>
          <table:table-cell office:value-type="float" office:value="0.141356814279072" calcext:value-type="float">
            <text:p>0,14</text:p>
          </table:table-cell>
          <table:table-cell office:value-type="float" office:value="0.0991641701205396" calcext:value-type="float">
            <text:p>0,10</text:p>
          </table:table-cell>
          <table:table-cell office:value-type="float" office:value="0.210712097690152" calcext:value-type="float">
            <text:p>0,21</text:p>
          </table:table-cell>
          <table:table-cell office:value-type="float" office:value="0.115246616985302" calcext:value-type="float">
            <text:p>0,12</text:p>
          </table:table-cell>
          <table:table-cell office:value-type="float" office:value="0.149667089769498" calcext:value-type="float">
            <text:p>0,15</text:p>
          </table:table-cell>
          <table:table-cell office:value-type="float" office:value="0.143602355501512" calcext:value-type="float">
            <text:p>0,14</text:p>
          </table:table-cell>
          <table:table-cell office:value-type="float" office:value="0.104357829902881" calcext:value-type="float">
            <text:p>0,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22:56:01.5788554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24T23:05:30.423180998</dc:date>
    <meta:editing-duration>PT30M20S</meta:editing-duration>
    <meta:editing-cycles>11</meta:editing-cycles>
    <meta:document-statistic meta:table-count="4" meta:cell-count="7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101cm" svg:height="11.491cm" xlink:href=".." xlink:type="simple" chart:class="chart:scatter" chart:style-name="ch1">
        <chart:title svg:x="4.365cm" svg:y="0.364cm" chart:style-name="ch2">
          <text:p>Tempo de Resposta x Tamanho da Mensagem</text:p>
        </chart:title>
        <chart:legend chart:legend-position="end" svg:x="17.408cm" svg:y="3.703cm" style:legend-expansion="high" chart:style-name="ch3"/>
        <chart:plot-area chart:style-name="ch4" table:cell-range-address="'Tempo de Resposta x Tamanho da Mensagem'.A2:'Tempo de Resposta x Tamanho da Mensagem'.I14 'Tempo de Resposta x Tamanho da Mensagem'.B1:'Tempo de Resposta x Tamanho da Mensagem'.I1" chart:data-source-has-labels="row" svg:x="1.462cm" svg:y="1.446cm" svg:width="15.544cm" svg:height="8.786cm">
          <chartooo:coordinate-region svg:x="2.745cm" svg:y="1.645cm" svg:width="13.796cm" svg:height="7.94cm"/>
          <chart:axis chart:dimension="x" chart:name="primary-x" chart:style-name="ch5">
            <chart:title svg:x="6.736cm" svg:y="10.462cm" chart:style-name="ch6">
              <text:p>Tamanho da Mensagem (Bytes)</text:p>
            </chart:title>
          </chart:axis>
          <chart:axis chart:dimension="y" chart:name="primary-y" chart:style-name="ch7">
            <chart:title svg:x="0.451cm" svg:y="7.676cm" chart:style-name="ch8">
              <text:p>Tempo de Resposta (s)</text:p>
            </chart:title>
            <chart:grid chart:style-name="ch9" chart:class="major"/>
          </chart:axis>
          <chart:series chart:style-name="ch10" chart:values-cell-range-address="'Tempo de Resposta x Tamanho da Mensagem'.B2:'Tempo de Resposta x Tamanho da Mensagem'.B14" chart:label-cell-address="'Tempo de Resposta x Tamanho da Mensagem'.B1:'Tempo de Resposta x Tamanho da Mensagem'.B1" chart:class="chart:scatter">
            <chart:domain table:cell-range-address="'Tempo de Resposta x Tamanho da Mensagem'.A2:'Tempo de Resposta x Tamanho da Mensagem'.A14"/>
            <chart:data-point chart:repeated="13"/>
          </chart:series>
          <chart:series chart:style-name="ch11" chart:values-cell-range-address="'Tempo de Resposta x Tamanho da Mensagem'.C2:'Tempo de Resposta x Tamanho da Mensagem'.C14" chart:label-cell-address="'Tempo de Resposta x Tamanho da Mensagem'.C1:'Tempo de Resposta x Tamanho da Mensagem'.C1" chart:class="chart:scatter">
            <chart:data-point chart:repeated="13"/>
          </chart:series>
          <chart:series chart:style-name="ch12" chart:values-cell-range-address="'Tempo de Resposta x Tamanho da Mensagem'.D2:'Tempo de Resposta x Tamanho da Mensagem'.D14" chart:label-cell-address="'Tempo de Resposta x Tamanho da Mensagem'.D1:'Tempo de Resposta x Tamanho da Mensagem'.D1" chart:class="chart:scatter">
            <chart:data-point chart:repeated="13"/>
          </chart:series>
          <chart:series chart:style-name="ch13" chart:values-cell-range-address="'Tempo de Resposta x Tamanho da Mensagem'.E2:'Tempo de Resposta x Tamanho da Mensagem'.E14" chart:label-cell-address="'Tempo de Resposta x Tamanho da Mensagem'.E1:'Tempo de Resposta x Tamanho da Mensagem'.E1" chart:class="chart:scatter">
            <chart:data-point chart:repeated="13"/>
          </chart:series>
          <chart:series chart:style-name="ch14" chart:values-cell-range-address="'Tempo de Resposta x Tamanho da Mensagem'.F2:'Tempo de Resposta x Tamanho da Mensagem'.F14" chart:label-cell-address="'Tempo de Resposta x Tamanho da Mensagem'.F1:'Tempo de Resposta x Tamanho da Mensagem'.F1" chart:class="chart:scatter">
            <chart:data-point chart:repeated="13"/>
          </chart:series>
          <chart:series chart:style-name="ch15" chart:values-cell-range-address="'Tempo de Resposta x Tamanho da Mensagem'.G2:'Tempo de Resposta x Tamanho da Mensagem'.G14" chart:label-cell-address="'Tempo de Resposta x Tamanho da Mensagem'.G1:'Tempo de Resposta x Tamanho da Mensagem'.G1" chart:class="chart:scatter">
            <chart:data-point chart:repeated="13"/>
          </chart:series>
          <chart:series chart:style-name="ch16" chart:values-cell-range-address="'Tempo de Resposta x Tamanho da Mensagem'.H2:'Tempo de Resposta x Tamanho da Mensagem'.H14" chart:label-cell-address="'Tempo de Resposta x Tamanho da Mensagem'.H1:'Tempo de Resposta x Tamanho da Mensagem'.H1" chart:class="chart:scatter">
            <chart:data-point chart:repeated="13"/>
          </chart:series>
          <chart:series chart:style-name="ch17" chart:values-cell-range-address="'Tempo de Resposta x Tamanho da Mensagem'.I2:'Tempo de Resposta x Tamanho da Mensagem'.I14" chart:label-cell-address="'Tempo de Resposta x Tamanho da Mensagem'.I1:'Tempo de Resposta x Tamanho da Mensagem'.I1" chart:class="chart:scatter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1 Slave</text:p>
                <draw:g>
                  <svg:desc>'Tempo de Resposta x Tamanho da Mensagem'.B1:'Tempo de Resposta x Tamanho da Mensagem'.B1</svg:desc>
                </draw:g>
              </table:table-cell>
              <table:table-cell office:value-type="string">
                <text:p>2 Slaves</text:p>
                <draw:g>
                  <svg:desc>'Tempo de Resposta x Tamanho da Mensagem'.C1:'Tempo de Resposta x Tamanho da Mensagem'.C1</svg:desc>
                </draw:g>
              </table:table-cell>
              <table:table-cell office:value-type="string">
                <text:p>3 Slaves</text:p>
                <draw:g>
                  <svg:desc>'Tempo de Resposta x Tamanho da Mensagem'.D1:'Tempo de Resposta x Tamanho da Mensagem'.D1</svg:desc>
                </draw:g>
              </table:table-cell>
              <table:table-cell office:value-type="string">
                <text:p>4 Slaves</text:p>
                <draw:g>
                  <svg:desc>'Tempo de Resposta x Tamanho da Mensagem'.E1:'Tempo de Resposta x Tamanho da Mensagem'.E1</svg:desc>
                </draw:g>
              </table:table-cell>
              <table:table-cell office:value-type="string">
                <text:p>5 Slaves</text:p>
                <draw:g>
                  <svg:desc>'Tempo de Resposta x Tamanho da Mensagem'.F1:'Tempo de Resposta x Tamanho da Mensagem'.F1</svg:desc>
                </draw:g>
              </table:table-cell>
              <table:table-cell office:value-type="string">
                <text:p>6 Slaves</text:p>
                <draw:g>
                  <svg:desc>'Tempo de Resposta x Tamanho da Mensagem'.G1:'Tempo de Resposta x Tamanho da Mensagem'.G1</svg:desc>
                </draw:g>
              </table:table-cell>
              <table:table-cell office:value-type="string">
                <text:p>7 Slaves</text:p>
                <draw:g>
                  <svg:desc>'Tempo de Resposta x Tamanho da Mensagem'.H1:'Tempo de Resposta x Tamanho da Mensagem'.H1</svg:desc>
                </draw:g>
              </table:table-cell>
              <table:table-cell office:value-type="string">
                <text:p>8 Slaves</text:p>
                <draw:g>
                  <svg:desc>'Tempo de Resposta x Tamanho da Mensagem'.I1:'Tempo de Resposta x Tamanho da Mensagem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mpo de Resposta x Tamanho da Mensagem'.A2:'Tempo de Resposta x Tamanho da Mensagem'.A14</svg:desc>
                </draw:g>
              </table:table-cell>
              <table:table-cell office:value-type="float" office:value="32.0851703597001">
                <text:p>32.0851703597001</text:p>
                <draw:g>
                  <svg:desc>'Tempo de Resposta x Tamanho da Mensagem'.B2:'Tempo de Resposta x Tamanho da Mensagem'.B14</svg:desc>
                </draw:g>
              </table:table-cell>
              <table:table-cell office:value-type="float" office:value="18.3091042298656">
                <text:p>18.3091042298656</text:p>
                <draw:g>
                  <svg:desc>'Tempo de Resposta x Tamanho da Mensagem'.C2:'Tempo de Resposta x Tamanho da Mensagem'.C14</svg:desc>
                </draw:g>
              </table:table-cell>
              <table:table-cell office:value-type="float" office:value="15.874374590714">
                <text:p>15.874374590714</text:p>
                <draw:g>
                  <svg:desc>'Tempo de Resposta x Tamanho da Mensagem'.D2:'Tempo de Resposta x Tamanho da Mensagem'.D14</svg:desc>
                </draw:g>
              </table:table-cell>
              <table:table-cell office:value-type="float" office:value="15.2840295079418">
                <text:p>15.2840295079418</text:p>
                <draw:g>
                  <svg:desc>'Tempo de Resposta x Tamanho da Mensagem'.E2:'Tempo de Resposta x Tamanho da Mensagem'.E14</svg:desc>
                </draw:g>
              </table:table-cell>
              <table:table-cell office:value-type="float" office:value="16.0799108448166">
                <text:p>16.0799108448166</text:p>
                <draw:g>
                  <svg:desc>'Tempo de Resposta x Tamanho da Mensagem'.F2:'Tempo de Resposta x Tamanho da Mensagem'.F14</svg:desc>
                </draw:g>
              </table:table-cell>
              <table:table-cell office:value-type="float" office:value="13.7909887822736">
                <text:p>13.7909887822736</text:p>
                <draw:g>
                  <svg:desc>'Tempo de Resposta x Tamanho da Mensagem'.G2:'Tempo de Resposta x Tamanho da Mensagem'.G14</svg:desc>
                </draw:g>
              </table:table-cell>
              <table:table-cell office:value-type="float" office:value="12.6357296625491">
                <text:p>12.6357296625491</text:p>
                <draw:g>
                  <svg:desc>'Tempo de Resposta x Tamanho da Mensagem'.H2:'Tempo de Resposta x Tamanho da Mensagem'.H14</svg:desc>
                </draw:g>
              </table:table-cell>
              <table:table-cell office:value-type="float" office:value="12.6610578280352">
                <text:p>12.6610578280352</text:p>
                <draw:g>
                  <svg:desc>'Tempo de Resposta x Tamanho da Mensagem'.I2:'Tempo de Resposta x Tamanho da Mensagem'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73.0453739802686">
                <text:p>73.0453739802686</text:p>
              </table:table-cell>
              <table:table-cell office:value-type="float" office:value="37.2222906641222">
                <text:p>37.2222906641222</text:p>
              </table:table-cell>
              <table:table-cell office:value-type="float" office:value="30.2121924829178">
                <text:p>30.2121924829178</text:p>
              </table:table-cell>
              <table:table-cell office:value-type="float" office:value="26.7851032779892">
                <text:p>26.7851032779892</text:p>
              </table:table-cell>
              <table:table-cell office:value-type="float" office:value="26.4794355582121">
                <text:p>26.4794355582121</text:p>
              </table:table-cell>
              <table:table-cell office:value-type="float" office:value="25.7193374096303">
                <text:p>25.7193374096303</text:p>
              </table:table-cell>
              <table:table-cell office:value-type="float" office:value="26.0955822298989">
                <text:p>26.0955822298989</text:p>
              </table:table-cell>
              <table:table-cell office:value-type="float" office:value="25.2021811686058">
                <text:p>25.2021811686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14.932386821591">
                <text:p>114.932386821591</text:p>
              </table:table-cell>
              <table:table-cell office:value-type="float" office:value="57.1081498823635">
                <text:p>57.1081498823635</text:p>
              </table:table-cell>
              <table:table-cell office:value-type="float" office:value="46.3834504306909">
                <text:p>46.3834504306909</text:p>
              </table:table-cell>
              <table:table-cell office:value-type="float" office:value="39.7053333897544">
                <text:p>39.7053333897544</text:p>
              </table:table-cell>
              <table:table-cell office:value-type="float" office:value="41.3783953616427">
                <text:p>41.3783953616427</text:p>
              </table:table-cell>
              <table:table-cell office:value-type="float" office:value="40.6536158697115">
                <text:p>40.6536158697115</text:p>
              </table:table-cell>
              <table:table-cell office:value-type="float" office:value="41.9148379945223">
                <text:p>41.9148379945223</text:p>
              </table:table-cell>
              <table:table-cell office:value-type="float" office:value="39.6522312147948">
                <text:p>39.6522312147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156.668285740969">
                <text:p>156.668285740969</text:p>
              </table:table-cell>
              <table:table-cell office:value-type="float" office:value="76.9549383598523">
                <text:p>76.9549383598523</text:p>
              </table:table-cell>
              <table:table-cell office:value-type="float" office:value="62.5077987687221">
                <text:p>62.5077987687221</text:p>
              </table:table-cell>
              <table:table-cell office:value-type="float" office:value="52.8305319493378">
                <text:p>52.8305319493378</text:p>
              </table:table-cell>
              <table:table-cell office:value-type="float" office:value="58.009637450804">
                <text:p>58.009637450804</text:p>
              </table:table-cell>
              <table:table-cell office:value-type="float" office:value="56.9935544053854">
                <text:p>56.9935544053854</text:p>
              </table:table-cell>
              <table:table-cell office:value-type="float" office:value="58.130212124174">
                <text:p>58.130212124174</text:p>
              </table:table-cell>
              <table:table-cell office:value-type="float" office:value="56.5793178382829">
                <text:p>56.5793178382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97.78283657321">
                <text:p>197.78283657321</text:p>
              </table:table-cell>
              <table:table-cell office:value-type="float" office:value="96.5806716492403">
                <text:p>96.5806716492403</text:p>
              </table:table-cell>
              <table:table-cell office:value-type="float" office:value="79.9599326090269">
                <text:p>79.9599326090269</text:p>
              </table:table-cell>
              <table:table-cell office:value-type="float" office:value="68.1855729886822">
                <text:p>68.1855729886822</text:p>
              </table:table-cell>
              <table:table-cell office:value-type="float" office:value="73.7256927531123">
                <text:p>73.7256927531123</text:p>
              </table:table-cell>
              <table:table-cell office:value-type="float" office:value="73.8110709329592">
                <text:p>73.8110709329592</text:p>
              </table:table-cell>
              <table:table-cell office:value-type="float" office:value="73.5759801193563">
                <text:p>73.5759801193563</text:p>
              </table:table-cell>
              <table:table-cell office:value-type="float" office:value="72.095518359103">
                <text:p>72.095518359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239.437502672216">
                <text:p>239.437502672216</text:p>
              </table:table-cell>
              <table:table-cell office:value-type="float" office:value="116.894500803185">
                <text:p>116.894500803185</text:p>
              </table:table-cell>
              <table:table-cell office:value-type="float" office:value="95.9735863543714">
                <text:p>95.9735863543714</text:p>
              </table:table-cell>
              <table:table-cell office:value-type="float" office:value="84.5921262441182">
                <text:p>84.5921262441182</text:p>
              </table:table-cell>
              <table:table-cell office:value-type="float" office:value="89.2784447471532">
                <text:p>89.2784447471532</text:p>
              </table:table-cell>
              <table:table-cell office:value-type="float" office:value="89.4625430425423">
                <text:p>89.4625430425423</text:p>
              </table:table-cell>
              <table:table-cell office:value-type="float" office:value="88.9608767155857">
                <text:p>88.9608767155857</text:p>
              </table:table-cell>
              <table:table-cell office:value-type="float" office:value="87.7398732867859">
                <text:p>87.7398732867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280.474866621223">
                <text:p>280.474866621223</text:p>
              </table:table-cell>
              <table:table-cell office:value-type="float" office:value="136.75591056837">
                <text:p>136.75591056837</text:p>
              </table:table-cell>
              <table:table-cell office:value-type="float" office:value="113.912786709537">
                <text:p>113.912786709537</text:p>
              </table:table-cell>
              <table:table-cell office:value-type="float" office:value="102.05573487269">
                <text:p>102.05573487269</text:p>
              </table:table-cell>
              <table:table-cell office:value-type="float" office:value="105.62797437408">
                <text:p>105.62797437408</text:p>
              </table:table-cell>
              <table:table-cell office:value-type="float" office:value="104.670132607068">
                <text:p>104.670132607068</text:p>
              </table:table-cell>
              <table:table-cell office:value-type="float" office:value="106.790223934066">
                <text:p>106.790223934066</text:p>
              </table:table-cell>
              <table:table-cell office:value-type="float" office:value="105.091788951963">
                <text:p>105.091788951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322.788346028272">
                <text:p>322.788346028272</text:p>
              </table:table-cell>
              <table:table-cell office:value-type="float" office:value="157.632636421643">
                <text:p>157.632636421643</text:p>
              </table:table-cell>
              <table:table-cell office:value-type="float" office:value="132.591801073387">
                <text:p>132.591801073387</text:p>
              </table:table-cell>
              <table:table-cell office:value-type="float" office:value="120.214940867481">
                <text:p>120.214940867481</text:p>
              </table:table-cell>
              <table:table-cell office:value-type="float" office:value="125.027652064776">
                <text:p>125.027652064776</text:p>
              </table:table-cell>
              <table:table-cell office:value-type="float" office:value="119.40951958308">
                <text:p>119.40951958308</text:p>
              </table:table-cell>
              <table:table-cell office:value-type="float" office:value="121.471764711215">
                <text:p>121.471764711215</text:p>
              </table:table-cell>
              <table:table-cell office:value-type="float" office:value="119.827430202443">
                <text:p>119.827430202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363.465322246952">
                <text:p>363.465322246952</text:p>
              </table:table-cell>
              <table:table-cell office:value-type="float" office:value="177.12104697912">
                <text:p>177.12104697912</text:p>
              </table:table-cell>
              <table:table-cell office:value-type="float" office:value="148.006477123648">
                <text:p>148.006477123648</text:p>
              </table:table-cell>
              <table:table-cell office:value-type="float" office:value="138.435287911126">
                <text:p>138.435287911126</text:p>
              </table:table-cell>
              <table:table-cell office:value-type="float" office:value="137.889341921932">
                <text:p>137.889341921932</text:p>
              </table:table-cell>
              <table:table-cell office:value-type="float" office:value="137.442109611698">
                <text:p>137.442109611698</text:p>
              </table:table-cell>
              <table:table-cell office:value-type="float" office:value="137.914188892718">
                <text:p>137.914188892718</text:p>
              </table:table-cell>
              <table:table-cell office:value-type="float" office:value="135.831796429687">
                <text:p>135.831796429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405.550130301473">
                <text:p>405.550130301473</text:p>
              </table:table-cell>
              <table:table-cell office:value-type="float" office:value="197.380622025727">
                <text:p>197.380622025727</text:p>
              </table:table-cell>
              <table:table-cell office:value-type="float" office:value="165.626089877102">
                <text:p>165.626089877102</text:p>
              </table:table-cell>
              <table:table-cell office:value-type="float" office:value="149.623165019874">
                <text:p>149.623165019874</text:p>
              </table:table-cell>
              <table:table-cell office:value-type="float" office:value="155.335540321261">
                <text:p>155.335540321261</text:p>
              </table:table-cell>
              <table:table-cell office:value-type="float" office:value="154.627876934628">
                <text:p>154.627876934628</text:p>
              </table:table-cell>
              <table:table-cell office:value-type="float" office:value="151.748953271251">
                <text:p>151.748953271251</text:p>
              </table:table-cell>
              <table:table-cell office:value-type="float" office:value="152.183976034394">
                <text:p>152.183976034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446.764885915136">
                <text:p>446.764885915136</text:p>
              </table:table-cell>
              <table:table-cell office:value-type="float" office:value="216.84440727873">
                <text:p>216.84440727873</text:p>
              </table:table-cell>
              <table:table-cell office:value-type="float" office:value="183.934484049126">
                <text:p>183.934484049126</text:p>
              </table:table-cell>
              <table:table-cell office:value-type="float" office:value="167.624250555333">
                <text:p>167.624250555333</text:p>
              </table:table-cell>
              <table:table-cell office:value-type="float" office:value="170.007891384284">
                <text:p>170.007891384284</text:p>
              </table:table-cell>
              <table:table-cell office:value-type="float" office:value="174.52805964445">
                <text:p>174.52805964445</text:p>
              </table:table-cell>
              <table:table-cell office:value-type="float" office:value="168.047266977561">
                <text:p>168.047266977561</text:p>
              </table:table-cell>
              <table:table-cell office:value-type="float" office:value="168.343854180983">
                <text:p>168.343854180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492.010075668774">
                <text:p>492.010075668774</text:p>
              </table:table-cell>
              <table:table-cell office:value-type="float" office:value="238.56579917887">
                <text:p>238.56579917887</text:p>
              </table:table-cell>
              <table:table-cell office:value-type="float" office:value="202.483299468332">
                <text:p>202.483299468332</text:p>
              </table:table-cell>
              <table:table-cell office:value-type="float" office:value="184.525215626026">
                <text:p>184.525215626026</text:p>
              </table:table-cell>
              <table:table-cell office:value-type="float" office:value="186.330460582436">
                <text:p>186.330460582436</text:p>
              </table:table-cell>
              <table:table-cell office:value-type="float" office:value="185.158150752961">
                <text:p>185.158150752961</text:p>
              </table:table-cell>
              <table:table-cell office:value-type="float" office:value="182.467060367741">
                <text:p>182.467060367741</text:p>
              </table:table-cell>
              <table:table-cell office:value-type="float" office:value="184.407488607791">
                <text:p>184.4074886077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533.129048222138">
                <text:p>533.129048222138</text:p>
              </table:table-cell>
              <table:table-cell office:value-type="float" office:value="257.910191031365">
                <text:p>257.910191031365</text:p>
              </table:table-cell>
              <table:table-cell office:value-type="float" office:value="221.188348813107">
                <text:p>221.188348813107</text:p>
              </table:table-cell>
              <table:table-cell office:value-type="float" office:value="200.585061169021">
                <text:p>200.585061169021</text:p>
              </table:table-cell>
              <table:table-cell office:value-type="float" office:value="202.746896441842">
                <text:p>202.746896441842</text:p>
              </table:table-cell>
              <table:table-cell office:value-type="float" office:value="202.02749698119">
                <text:p>202.02749698119</text:p>
              </table:table-cell>
              <table:table-cell office:value-type="float" office:value="199.326617433055">
                <text:p>199.326617433055</text:p>
              </table:table-cell>
              <table:table-cell office:value-type="float" office:value="199.52271672918">
                <text:p>199.52271672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101cm" svg:height="11.301cm" xlink:href=".." xlink:type="simple" chart:class="chart:scatter" chart:style-name="ch1">
        <chart:title svg:x="5.595cm" svg:y="0.361cm" chart:style-name="ch2">
          <text:p>Overhead x Tamanho da Mensagem</text:p>
        </chart:title>
        <chart:legend chart:legend-position="end" svg:x="17.408cm" svg:y="3.608cm" style:legend-expansion="high" chart:style-name="ch3"/>
        <chart:plot-area chart:style-name="ch4" table:cell-range-address="Overhead.B2:Overhead.J15" chart:data-source-has-labels="row" svg:x="1.462cm" svg:y="1.44cm" svg:width="15.544cm" svg:height="8.605cm">
          <chartooo:coordinate-region svg:x="2.374cm" svg:y="1.64cm" svg:width="14.167cm" svg:height="7.758cm"/>
          <chart:axis chart:dimension="x" chart:name="primary-x" chart:style-name="ch5">
            <chart:title svg:x="6.736cm" svg:y="10.272cm" chart:style-name="ch6">
              <text:p>Tamanho da Mensagem (Bytes)</text:p>
            </chart:title>
          </chart:axis>
          <chart:axis chart:dimension="y" chart:name="primary-y" chart:style-name="ch7">
            <chart:title svg:x="0.451cm" svg:y="6.798cm" chart:style-name="ch8">
              <text:p>Overhead (s)</text:p>
            </chart:title>
            <chart:grid chart:style-name="ch9" chart:class="major"/>
          </chart:axis>
          <chart:series chart:style-name="ch10" chart:values-cell-range-address="Overhead.C3:Overhead.C15" chart:label-cell-address="Overhead.C2:Overhead.C2" chart:class="chart:scatter">
            <chart:domain table:cell-range-address="Overhead.B3:Overhead.B15"/>
            <chart:data-point chart:repeated="13"/>
          </chart:series>
          <chart:series chart:style-name="ch11" chart:values-cell-range-address="Overhead.D3:Overhead.D15" chart:label-cell-address="Overhead.D2:Overhead.D2" chart:class="chart:scatter">
            <chart:data-point chart:repeated="13"/>
          </chart:series>
          <chart:series chart:style-name="ch12" chart:values-cell-range-address="Overhead.E3:Overhead.E15" chart:label-cell-address="Overhead.E2:Overhead.E2" chart:class="chart:scatter">
            <chart:data-point chart:repeated="13"/>
          </chart:series>
          <chart:series chart:style-name="ch13" chart:values-cell-range-address="Overhead.F3:Overhead.F15" chart:label-cell-address="Overhead.F2:Overhead.F2" chart:class="chart:scatter">
            <chart:data-point chart:repeated="13"/>
          </chart:series>
          <chart:series chart:style-name="ch14" chart:values-cell-range-address="Overhead.G3:Overhead.G15" chart:label-cell-address="Overhead.G2:Overhead.G2" chart:class="chart:scatter">
            <chart:data-point chart:repeated="13"/>
          </chart:series>
          <chart:series chart:style-name="ch15" chart:values-cell-range-address="Overhead.H3:Overhead.H15" chart:label-cell-address="Overhead.H2:Overhead.H2" chart:class="chart:scatter">
            <chart:data-point chart:repeated="13"/>
          </chart:series>
          <chart:series chart:style-name="ch16" chart:values-cell-range-address="Overhead.I3:Overhead.I15" chart:label-cell-address="Overhead.I2:Overhead.I2" chart:class="chart:scatter">
            <chart:data-point chart:repeated="13"/>
          </chart:series>
          <chart:series chart:style-name="ch17" chart:values-cell-range-address="Overhead.J3:Overhead.J15" chart:label-cell-address="Overhead.J2:Overhead.J2" chart:class="chart:scatter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1 Slave</text:p>
                <draw:g>
                  <svg:desc>Overhead.C2:Overhead.C2</svg:desc>
                </draw:g>
              </table:table-cell>
              <table:table-cell office:value-type="string">
                <text:p>2 Slaves</text:p>
                <draw:g>
                  <svg:desc>Overhead.D2:Overhead.D2</svg:desc>
                </draw:g>
              </table:table-cell>
              <table:table-cell office:value-type="string">
                <text:p>3 Slaves</text:p>
                <draw:g>
                  <svg:desc>Overhead.E2:Overhead.E2</svg:desc>
                </draw:g>
              </table:table-cell>
              <table:table-cell office:value-type="string">
                <text:p>4 Slaves</text:p>
                <draw:g>
                  <svg:desc>Overhead.F2:Overhead.F2</svg:desc>
                </draw:g>
              </table:table-cell>
              <table:table-cell office:value-type="string">
                <text:p>5 Slaves</text:p>
                <draw:g>
                  <svg:desc>Overhead.G2:Overhead.G2</svg:desc>
                </draw:g>
              </table:table-cell>
              <table:table-cell office:value-type="string">
                <text:p>6 Slaves</text:p>
                <draw:g>
                  <svg:desc>Overhead.H2:Overhead.H2</svg:desc>
                </draw:g>
              </table:table-cell>
              <table:table-cell office:value-type="string">
                <text:p>7 Slaves</text:p>
                <draw:g>
                  <svg:desc>Overhead.I2:Overhead.I2</svg:desc>
                </draw:g>
              </table:table-cell>
              <table:table-cell office:value-type="string">
                <text:p>8 Slaves</text:p>
                <draw:g>
                  <svg:desc>Overhead.J2:Overhead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verhead.B3:Overhead.B15</svg:desc>
                </draw:g>
              </table:table-cell>
              <table:table-cell office:value-type="float" office:value="0.0620172195586547">
                <text:p>0.0620172195586547</text:p>
                <draw:g>
                  <svg:desc>Overhead.C3:Overhead.C15</svg:desc>
                </draw:g>
              </table:table-cell>
              <table:table-cell office:value-type="float" office:value="0.0642011537098852">
                <text:p>0.0642011537098852</text:p>
                <draw:g>
                  <svg:desc>Overhead.D3:Overhead.D15</svg:desc>
                </draw:g>
              </table:table-cell>
              <table:table-cell office:value-type="float" office:value="0.0546179542899616">
                <text:p>0.0546179542899616</text:p>
                <draw:g>
                  <svg:desc>Overhead.E3:Overhead.E15</svg:desc>
                </draw:g>
              </table:table-cell>
              <table:table-cell office:value-type="float" office:value="0.0957300712677294">
                <text:p>0.0957300712677294</text:p>
                <draw:g>
                  <svg:desc>Overhead.F3:Overhead.F15</svg:desc>
                </draw:g>
              </table:table-cell>
              <table:table-cell office:value-type="float" office:value="0.0711752358653706">
                <text:p>0.0711752358653706</text:p>
                <draw:g>
                  <svg:desc>Overhead.G3:Overhead.G15</svg:desc>
                </draw:g>
              </table:table-cell>
              <table:table-cell office:value-type="float" office:value="0.0990026882497638">
                <text:p>0.0990026882497638</text:p>
                <draw:g>
                  <svg:desc>Overhead.H3:Overhead.H15</svg:desc>
                </draw:g>
              </table:table-cell>
              <table:table-cell office:value-type="float" office:value="0.0812143105917538">
                <text:p>0.0812143105917538</text:p>
                <draw:g>
                  <svg:desc>Overhead.I3:Overhead.I15</svg:desc>
                </draw:g>
              </table:table-cell>
              <table:table-cell office:value-type="float" office:value="0.102221242491469">
                <text:p>0.102221242491469</text:p>
                <draw:g>
                  <svg:desc>Overhead.J3:Overhead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631704284741946">
                <text:p>0.0631704284741946</text:p>
              </table:table-cell>
              <table:table-cell office:value-type="float" office:value="0.0802943759613171">
                <text:p>0.0802943759613171</text:p>
              </table:table-cell>
              <table:table-cell office:value-type="float" office:value="0.0729937997315937">
                <text:p>0.0729937997315937</text:p>
              </table:table-cell>
              <table:table-cell office:value-type="float" office:value="0.0862477990808211">
                <text:p>0.0862477990808211</text:p>
              </table:table-cell>
              <table:table-cell office:value-type="float" office:value="0.0748243758065442">
                <text:p>0.0748243758065442</text:p>
              </table:table-cell>
              <table:table-cell office:value-type="float" office:value="0.0893996954217885">
                <text:p>0.0893996954217885</text:p>
              </table:table-cell>
              <table:table-cell office:value-type="float" office:value="0.0785964490520996">
                <text:p>0.0785964490520996</text:p>
              </table:table-cell>
              <table:table-cell office:value-type="float" office:value="0.086456336924762">
                <text:p>0.086456336924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649375621020837">
                <text:p>0.0649375621020837</text:p>
              </table:table-cell>
              <table:table-cell office:value-type="float" office:value="0.0955601812763568">
                <text:p>0.0955601812763568</text:p>
              </table:table-cell>
              <table:table-cell office:value-type="float" office:value="0.0681693526092089">
                <text:p>0.0681693526092089</text:p>
              </table:table-cell>
              <table:table-cell office:value-type="float" office:value="0.126120518233435">
                <text:p>0.126120518233435</text:p>
              </table:table-cell>
              <table:table-cell office:value-type="float" office:value="0.090257390386248">
                <text:p>0.090257390386248</text:p>
              </table:table-cell>
              <table:table-cell office:value-type="float" office:value="0.090223037369909">
                <text:p>0.090223037369909</text:p>
              </table:table-cell>
              <table:table-cell office:value-type="float" office:value="0.0925837306974061">
                <text:p>0.0925837306974061</text:p>
              </table:table-cell>
              <table:table-cell office:value-type="float" office:value="0.18627059036399">
                <text:p>0.18627059036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0.0962219562512663">
                <text:p>0.0962219562512663</text:p>
              </table:table-cell>
              <table:table-cell office:value-type="float" office:value="0.193610079682204">
                <text:p>0.193610079682204</text:p>
              </table:table-cell>
              <table:table-cell office:value-type="float" office:value="0.123127420199787">
                <text:p>0.123127420199787</text:p>
              </table:table-cell>
              <table:table-cell office:value-type="float" office:value="0.155097196739401">
                <text:p>0.155097196739401</text:p>
              </table:table-cell>
              <table:table-cell office:value-type="float" office:value="0.147485566853931">
                <text:p>0.147485566853931</text:p>
              </table:table-cell>
              <table:table-cell office:value-type="float" office:value="0.151389036841048">
                <text:p>0.151389036841048</text:p>
              </table:table-cell>
              <table:table-cell office:value-type="float" office:value="0.165451002965105">
                <text:p>0.165451002965105</text:p>
              </table:table-cell>
              <table:table-cell office:value-type="float" office:value="0.136438594201724">
                <text:p>0.136438594201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113647328053593">
                <text:p>0.113647328053593</text:p>
              </table:table-cell>
              <table:table-cell office:value-type="float" office:value="0.169219087743198">
                <text:p>0.169219087743198</text:p>
              </table:table-cell>
              <table:table-cell office:value-type="float" office:value="0.145764724695665">
                <text:p>0.145764724695665</text:p>
              </table:table-cell>
              <table:table-cell office:value-type="float" office:value="0.160754437853708">
                <text:p>0.160754437853708</text:p>
              </table:table-cell>
              <table:table-cell office:value-type="float" office:value="0.254566860489921">
                <text:p>0.254566860489921</text:p>
              </table:table-cell>
              <table:table-cell office:value-type="float" office:value="0.109339625754439">
                <text:p>0.109339625754439</text:p>
              </table:table-cell>
              <table:table-cell office:value-type="float" office:value="0.163888308080528">
                <text:p>0.163888308080528</text:p>
              </table:table-cell>
              <table:table-cell office:value-type="float" office:value="0.160054972428626">
                <text:p>0.160054972428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0.0817873407472457">
                <text:p>0.0817873407472457</text:p>
              </table:table-cell>
              <table:table-cell office:value-type="float" office:value="0.0688465765128535">
                <text:p>0.0688465765128535</text:p>
              </table:table-cell>
              <table:table-cell office:value-type="float" office:value="0.0721557350621851">
                <text:p>0.0721557350621851</text:p>
              </table:table-cell>
              <table:table-cell office:value-type="float" office:value="0.088039908855065">
                <text:p>0.088039908855065</text:p>
              </table:table-cell>
              <table:table-cell office:value-type="float" office:value="0.108404751391504">
                <text:p>0.108404751391504</text:p>
              </table:table-cell>
              <table:table-cell office:value-type="float" office:value="0.195172300829892">
                <text:p>0.195172300829892</text:p>
              </table:table-cell>
              <table:table-cell office:value-type="float" office:value="0.0999158203588809">
                <text:p>0.0999158203588809</text:p>
              </table:table-cell>
              <table:table-cell office:value-type="float" office:value="0.140001060149403">
                <text:p>0.140001060149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0.0797019580527147">
                <text:p>0.0797019580527147</text:p>
              </table:table-cell>
              <table:table-cell office:value-type="float" office:value="0.0591270217161444">
                <text:p>0.0591270217161444</text:p>
              </table:table-cell>
              <table:table-cell office:value-type="float" office:value="0.0485470557689193">
                <text:p>0.0485470557689193</text:p>
              </table:table-cell>
              <table:table-cell office:value-type="float" office:value="0.0796428246256219">
                <text:p>0.0796428246256219</text:p>
              </table:table-cell>
              <table:table-cell office:value-type="float" office:value="0.0874600010044357">
                <text:p>0.0874600010044357</text:p>
              </table:table-cell>
              <table:table-cell office:value-type="float" office:value="0.127947833466744">
                <text:p>0.127947833466744</text:p>
              </table:table-cell>
              <table:table-cell office:value-type="float" office:value="0.0875360513772706">
                <text:p>0.0875360513772706</text:p>
              </table:table-cell>
              <table:table-cell office:value-type="float" office:value="0.113001148099933">
                <text:p>0.113001148099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0.119980488167539">
                <text:p>0.119980488167539</text:p>
              </table:table-cell>
              <table:table-cell office:value-type="float" office:value="0.101463254958454">
                <text:p>0.101463254958454</text:p>
              </table:table-cell>
              <table:table-cell office:value-type="float" office:value="0.149637254274094">
                <text:p>0.149637254274094</text:p>
              </table:table-cell>
              <table:table-cell office:value-type="float" office:value="0.149121856906088">
                <text:p>0.149121856906088</text:p>
              </table:table-cell>
              <table:table-cell office:value-type="float" office:value="0.162985798173697">
                <text:p>0.162985798173697</text:p>
              </table:table-cell>
              <table:table-cell office:value-type="float" office:value="0.0909246487947316">
                <text:p>0.0909246487947316</text:p>
              </table:table-cell>
              <table:table-cell office:value-type="float" office:value="0.0923432312155551">
                <text:p>0.0923432312155551</text:p>
              </table:table-cell>
              <table:table-cell office:value-type="float" office:value="0.108940020178128">
                <text:p>0.108940020178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0.0663960150137943">
                <text:p>0.0663960150137943</text:p>
              </table:table-cell>
              <table:table-cell office:value-type="float" office:value="0.0654260968864219">
                <text:p>0.0654260968864219</text:p>
              </table:table-cell>
              <table:table-cell office:value-type="float" office:value="0.0856498197280789">
                <text:p>0.0856498197280789</text:p>
              </table:table-cell>
              <table:table-cell office:value-type="float" office:value="0.195547985530044">
                <text:p>0.195547985530044</text:p>
              </table:table-cell>
              <table:table-cell office:value-type="float" office:value="0.116649512190572">
                <text:p>0.116649512190572</text:p>
              </table:table-cell>
              <table:table-cell office:value-type="float" office:value="0.118501619181626">
                <text:p>0.118501619181626</text:p>
              </table:table-cell>
              <table:table-cell office:value-type="float" office:value="0.0861149485059916">
                <text:p>0.0861149485059916</text:p>
              </table:table-cell>
              <table:table-cell office:value-type="float" office:value="0.0890462721003081">
                <text:p>0.0890462721003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0.0586369522512249">
                <text:p>0.0586369522512249</text:p>
              </table:table-cell>
              <table:table-cell office:value-type="float" office:value="0.0402364625627353">
                <text:p>0.0402364625627353</text:p>
              </table:table-cell>
              <table:table-cell office:value-type="float" office:value="0.0543134918178207">
                <text:p>0.0543134918178207</text:p>
              </table:table-cell>
              <table:table-cell office:value-type="float" office:value="0.177966992577978">
                <text:p>0.177966992577978</text:p>
              </table:table-cell>
              <table:table-cell office:value-type="float" office:value="0.109084836155345">
                <text:p>0.109084836155345</text:p>
              </table:table-cell>
              <table:table-cell office:value-type="float" office:value="0.161415903623103">
                <text:p>0.161415903623103</text:p>
              </table:table-cell>
              <table:table-cell office:value-type="float" office:value="0.0801585567298734">
                <text:p>0.0801585567298734</text:p>
              </table:table-cell>
              <table:table-cell office:value-type="float" office:value="0.0973172160819366">
                <text:p>0.0973172160819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0.0495873068038557">
                <text:p>0.0495873068038557</text:p>
              </table:table-cell>
              <table:table-cell office:value-type="float" office:value="0.0409412114306686">
                <text:p>0.0409412114306686</text:p>
              </table:table-cell>
              <table:table-cell office:value-type="float" office:value="0.0493384545179907">
                <text:p>0.0493384545179907</text:p>
              </table:table-cell>
              <table:table-cell office:value-type="float" office:value="0.168600167517903">
                <text:p>0.168600167517903</text:p>
              </table:table-cell>
              <table:table-cell office:value-type="float" office:value="0.071516394507566">
                <text:p>0.071516394507566</text:p>
              </table:table-cell>
              <table:table-cell office:value-type="float" office:value="0.15284796774477">
                <text:p>0.15284796774477</text:p>
              </table:table-cell>
              <table:table-cell office:value-type="float" office:value="0.130715207219664">
                <text:p>0.130715207219664</text:p>
              </table:table-cell>
              <table:table-cell office:value-type="float" office:value="0.0856446398265236">
                <text:p>0.0856446398265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0.0740749410682657">
                <text:p>0.0740749410682657</text:p>
              </table:table-cell>
              <table:table-cell office:value-type="float" office:value="0.0869972621865779">
                <text:p>0.0869972621865779</text:p>
              </table:table-cell>
              <table:table-cell office:value-type="float" office:value="0.0678613881718599">
                <text:p>0.0678613881718599</text:p>
              </table:table-cell>
              <table:table-cell office:value-type="float" office:value="0.209847587439008">
                <text:p>0.209847587439008</text:p>
              </table:table-cell>
              <table:table-cell office:value-type="float" office:value="0.0969210259500246">
                <text:p>0.0969210259500246</text:p>
              </table:table-cell>
              <table:table-cell office:value-type="float" office:value="0.167744323531409">
                <text:p>0.167744323531409</text:p>
              </table:table-cell>
              <table:table-cell office:value-type="float" office:value="0.212431627852543">
                <text:p>0.212431627852543</text:p>
              </table:table-cell>
              <table:table-cell office:value-type="float" office:value="0.135162796646664">
                <text:p>0.135162796646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0.0927036811614345">
                <text:p>0.0927036811614345</text:p>
              </table:table-cell>
              <table:table-cell office:value-type="float" office:value="0.141356814279072">
                <text:p>0.141356814279072</text:p>
              </table:table-cell>
              <table:table-cell office:value-type="float" office:value="0.0991641701205396">
                <text:p>0.0991641701205396</text:p>
              </table:table-cell>
              <table:table-cell office:value-type="float" office:value="0.210712097690152">
                <text:p>0.210712097690152</text:p>
              </table:table-cell>
              <table:table-cell office:value-type="float" office:value="0.115246616985302">
                <text:p>0.115246616985302</text:p>
              </table:table-cell>
              <table:table-cell office:value-type="float" office:value="0.149667089769498">
                <text:p>0.149667089769498</text:p>
              </table:table-cell>
              <table:table-cell office:value-type="float" office:value="0.143602355501512">
                <text:p>0.143602355501512</text:p>
              </table:table-cell>
              <table:table-cell office:value-type="float" office:value="0.104357829902881">
                <text:p>0.1043578299028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101cm" svg:height="11.301cm" xlink:href=".." xlink:type="simple" chart:class="chart:scatter" chart:style-name="ch1">
        <chart:title svg:x="6.095cm" svg:y="0.361cm" chart:style-name="ch2">
          <text:p>Speed Up x Tamanho da Mensagem</text:p>
        </chart:title>
        <chart:legend chart:legend-position="end" svg:x="18.408cm" svg:y="3.857cm" style:legend-expansion="high" chart:style-name="ch3"/>
        <chart:plot-area chart:style-name="ch4" table:cell-range-address="'Speed Up x Tamanho da Mensagem'.B17:'Speed Up x Tamanho da Mensagem'.B30 'Speed Up x Tamanho da Mensagem'.D17:'Speed Up x Tamanho da Mensagem'.J30" chart:data-source-has-labels="row" svg:x="1.482cm" svg:y="1.44cm" svg:width="16.504cm" svg:height="8.605cm">
          <chartooo:coordinate-region svg:x="2.394cm" svg:y="1.639cm" svg:width="15.127cm" svg:height="7.759cm"/>
          <chart:axis chart:dimension="x" chart:name="primary-x" chart:style-name="ch5">
            <chart:title svg:x="7.236cm" svg:y="10.272cm" chart:style-name="ch6">
              <text:p>Tamanho da Mensagem (Bytes)</text:p>
            </chart:title>
          </chart:axis>
          <chart:axis chart:dimension="y" chart:name="primary-y" chart:style-name="ch7">
            <chart:title svg:x="0.451cm" svg:y="6.56cm" chart:style-name="ch8">
              <text:p>Speed Up</text:p>
            </chart:title>
            <chart:grid chart:style-name="ch9" chart:class="major"/>
          </chart:axis>
          <chart:series chart:style-name="ch10" chart:values-cell-range-address="'Speed Up x Tamanho da Mensagem'.D18:'Speed Up x Tamanho da Mensagem'.D30" chart:label-cell-address="'Speed Up x Tamanho da Mensagem'.D17:'Speed Up x Tamanho da Mensagem'.D17" chart:class="chart:scatter">
            <chart:domain table:cell-range-address="'Speed Up x Tamanho da Mensagem'.B18:'Speed Up x Tamanho da Mensagem'.B30"/>
            <chart:data-point chart:repeated="13"/>
          </chart:series>
          <chart:series chart:style-name="ch11" chart:values-cell-range-address="'Speed Up x Tamanho da Mensagem'.E18:'Speed Up x Tamanho da Mensagem'.E30" chart:label-cell-address="'Speed Up x Tamanho da Mensagem'.E17:'Speed Up x Tamanho da Mensagem'.E17" chart:class="chart:scatter">
            <chart:data-point chart:repeated="13"/>
          </chart:series>
          <chart:series chart:style-name="ch12" chart:values-cell-range-address="'Speed Up x Tamanho da Mensagem'.F18:'Speed Up x Tamanho da Mensagem'.F30" chart:label-cell-address="'Speed Up x Tamanho da Mensagem'.F17:'Speed Up x Tamanho da Mensagem'.F17" chart:class="chart:scatter">
            <chart:data-point chart:repeated="13"/>
          </chart:series>
          <chart:series chart:style-name="ch13" chart:values-cell-range-address="'Speed Up x Tamanho da Mensagem'.G18:'Speed Up x Tamanho da Mensagem'.G30" chart:label-cell-address="'Speed Up x Tamanho da Mensagem'.G17:'Speed Up x Tamanho da Mensagem'.G17" chart:class="chart:scatter">
            <chart:data-point chart:repeated="13"/>
          </chart:series>
          <chart:series chart:style-name="ch14" chart:values-cell-range-address="'Speed Up x Tamanho da Mensagem'.H18:'Speed Up x Tamanho da Mensagem'.H30" chart:label-cell-address="'Speed Up x Tamanho da Mensagem'.H17:'Speed Up x Tamanho da Mensagem'.H17" chart:class="chart:scatter">
            <chart:data-point chart:repeated="13"/>
          </chart:series>
          <chart:series chart:style-name="ch15" chart:values-cell-range-address="'Speed Up x Tamanho da Mensagem'.I18:'Speed Up x Tamanho da Mensagem'.I30" chart:label-cell-address="'Speed Up x Tamanho da Mensagem'.I17:'Speed Up x Tamanho da Mensagem'.I17" chart:class="chart:scatter">
            <chart:data-point chart:repeated="13"/>
          </chart:series>
          <chart:series chart:style-name="ch16" chart:values-cell-range-address="'Speed Up x Tamanho da Mensagem'.J18:'Speed Up x Tamanho da Mensagem'.J30" chart:label-cell-address="'Speed Up x Tamanho da Mensagem'.J17:'Speed Up x Tamanho da Mensagem'.J17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2 Slaves</text:p>
                <draw:g>
                  <svg:desc>'Speed Up x Tamanho da Mensagem'.D17:'Speed Up x Tamanho da Mensagem'.D17</svg:desc>
                </draw:g>
              </table:table-cell>
              <table:table-cell office:value-type="string">
                <text:p>3 Slaves</text:p>
                <draw:g>
                  <svg:desc>'Speed Up x Tamanho da Mensagem'.E17:'Speed Up x Tamanho da Mensagem'.E17</svg:desc>
                </draw:g>
              </table:table-cell>
              <table:table-cell office:value-type="string">
                <text:p>4 Slaves</text:p>
                <draw:g>
                  <svg:desc>'Speed Up x Tamanho da Mensagem'.F17:'Speed Up x Tamanho da Mensagem'.F17</svg:desc>
                </draw:g>
              </table:table-cell>
              <table:table-cell office:value-type="string">
                <text:p>5 Slaves</text:p>
                <draw:g>
                  <svg:desc>'Speed Up x Tamanho da Mensagem'.G17:'Speed Up x Tamanho da Mensagem'.G17</svg:desc>
                </draw:g>
              </table:table-cell>
              <table:table-cell office:value-type="string">
                <text:p>6 Slaves</text:p>
                <draw:g>
                  <svg:desc>'Speed Up x Tamanho da Mensagem'.H17:'Speed Up x Tamanho da Mensagem'.H17</svg:desc>
                </draw:g>
              </table:table-cell>
              <table:table-cell office:value-type="string">
                <text:p>7 Slaves</text:p>
                <draw:g>
                  <svg:desc>'Speed Up x Tamanho da Mensagem'.I17:'Speed Up x Tamanho da Mensagem'.I17</svg:desc>
                </draw:g>
              </table:table-cell>
              <table:table-cell office:value-type="string">
                <text:p>8 Slaves</text:p>
                <draw:g>
                  <svg:desc>'Speed Up x Tamanho da Mensagem'.J17:'Speed Up x Tamanho da Mensagem'.J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eed Up x Tamanho da Mensagem'.B18:'Speed Up x Tamanho da Mensagem'.B30</svg:desc>
                </draw:g>
              </table:table-cell>
              <table:table-cell office:value-type="float" office:value="1.75241617267999">
                <text:p>1.75241617267999</text:p>
                <draw:g>
                  <svg:desc>'Speed Up x Tamanho da Mensagem'.D18:'Speed Up x Tamanho da Mensagem'.D30</svg:desc>
                </draw:g>
              </table:table-cell>
              <table:table-cell office:value-type="float" office:value="2.02119272015093">
                <text:p>2.02119272015093</text:p>
                <draw:g>
                  <svg:desc>'Speed Up x Tamanho da Mensagem'.E18:'Speed Up x Tamanho da Mensagem'.E30</svg:desc>
                </draw:g>
              </table:table-cell>
              <table:table-cell office:value-type="float" office:value="2.09926121531159">
                <text:p>2.09926121531159</text:p>
                <draw:g>
                  <svg:desc>'Speed Up x Tamanho da Mensagem'.F18:'Speed Up x Tamanho da Mensagem'.F30</svg:desc>
                </draw:g>
              </table:table-cell>
              <table:table-cell office:value-type="float" office:value="1.99535747861704">
                <text:p>1.99535747861704</text:p>
                <draw:g>
                  <svg:desc>'Speed Up x Tamanho da Mensagem'.G18:'Speed Up x Tamanho da Mensagem'.G30</svg:desc>
                </draw:g>
              </table:table-cell>
              <table:table-cell office:value-type="float" office:value="2.32653153927159">
                <text:p>2.32653153927159</text:p>
                <draw:g>
                  <svg:desc>'Speed Up x Tamanho da Mensagem'.H18:'Speed Up x Tamanho da Mensagem'.H30</svg:desc>
                </draw:g>
              </table:table-cell>
              <table:table-cell office:value-type="float" office:value="2.53924159637547">
                <text:p>2.53924159637547</text:p>
                <draw:g>
                  <svg:desc>'Speed Up x Tamanho da Mensagem'.I18:'Speed Up x Tamanho da Mensagem'.I30</svg:desc>
                </draw:g>
              </table:table-cell>
              <table:table-cell office:value-type="float" office:value="2.53416189985757">
                <text:p>2.53416189985757</text:p>
                <draw:g>
                  <svg:desc>'Speed Up x Tamanho da Mensagem'.J18:'Speed Up x Tamanho da Mensagem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1.96240942394971">
                <text:p>1.96240942394971</text:p>
              </table:table-cell>
              <table:table-cell office:value-type="float" office:value="2.41774488963583">
                <text:p>2.41774488963583</text:p>
              </table:table-cell>
              <table:table-cell office:value-type="float" office:value="2.72708950277948">
                <text:p>2.72708950277948</text:p>
              </table:table-cell>
              <table:table-cell office:value-type="float" office:value="2.75856990303613">
                <text:p>2.75856990303613</text:p>
              </table:table-cell>
              <table:table-cell office:value-type="float" office:value="2.84009548212224">
                <text:p>2.84009548212224</text:p>
              </table:table-cell>
              <table:table-cell office:value-type="float" office:value="2.79914712523935">
                <text:p>2.79914712523935</text:p>
              </table:table-cell>
              <table:table-cell office:value-type="float" office:value="2.8983750847431">
                <text:p>2.8983750847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.01253913948078">
                <text:p>2.01253913948078</text:p>
              </table:table-cell>
              <table:table-cell office:value-type="float" office:value="2.47787488326963">
                <text:p>2.47787488326963</text:p>
              </table:table-cell>
              <table:table-cell office:value-type="float" office:value="2.89463346632542">
                <text:p>2.89463346632542</text:p>
              </table:table-cell>
              <table:table-cell office:value-type="float" office:value="2.7775940999426">
                <text:p>2.7775940999426</text:p>
              </table:table-cell>
              <table:table-cell office:value-type="float" office:value="2.82711351408277">
                <text:p>2.82711351408277</text:p>
              </table:table-cell>
              <table:table-cell office:value-type="float" office:value="2.74204535483618">
                <text:p>2.74204535483618</text:p>
              </table:table-cell>
              <table:table-cell office:value-type="float" office:value="2.89850995266839">
                <text:p>2.89850995266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2.03584447054412">
                <text:p>2.03584447054412</text:p>
              </table:table-cell>
              <table:table-cell office:value-type="float" office:value="2.50637982503014">
                <text:p>2.50637982503014</text:p>
              </table:table-cell>
              <table:table-cell office:value-type="float" office:value="2.96548756865078">
                <text:p>2.96548756865078</text:p>
              </table:table-cell>
              <table:table-cell office:value-type="float" office:value="2.70072857934742">
                <text:p>2.70072857934742</text:p>
              </table:table-cell>
              <table:table-cell office:value-type="float" office:value="2.74887726121825">
                <text:p>2.74887726121825</text:p>
              </table:table-cell>
              <table:table-cell office:value-type="float" office:value="2.69512668225439">
                <text:p>2.69512668225439</text:p>
              </table:table-cell>
              <table:table-cell office:value-type="float" office:value="2.76900273327374">
                <text:p>2.76900273327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2.04785111964756">
                <text:p>2.04785111964756</text:p>
              </table:table-cell>
              <table:table-cell office:value-type="float" office:value="2.47352430298174">
                <text:p>2.47352430298174</text:p>
              </table:table-cell>
              <table:table-cell office:value-type="float" office:value="2.90065519587316">
                <text:p>2.90065519587316</text:p>
              </table:table-cell>
              <table:table-cell office:value-type="float" office:value="2.68268535957379">
                <text:p>2.68268535957379</text:p>
              </table:table-cell>
              <table:table-cell office:value-type="float" office:value="2.67958226419518">
                <text:p>2.67958226419518</text:p>
              </table:table-cell>
              <table:table-cell office:value-type="float" office:value="2.68814409610804">
                <text:p>2.68814409610804</text:p>
              </table:table-cell>
              <table:table-cell office:value-type="float" office:value="2.74334440024506">
                <text:p>2.74334440024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2.048321358379">
                <text:p>2.048321358379</text:p>
              </table:table-cell>
              <table:table-cell office:value-type="float" office:value="2.49482708490355">
                <text:p>2.49482708490355</text:p>
              </table:table-cell>
              <table:table-cell office:value-type="float" office:value="2.83049396324713">
                <text:p>2.83049396324713</text:p>
              </table:table-cell>
              <table:table-cell office:value-type="float" office:value="2.68191838859123">
                <text:p>2.68191838859123</text:p>
              </table:table-cell>
              <table:table-cell office:value-type="float" office:value="2.67639946875147">
                <text:p>2.67639946875147</text:p>
              </table:table-cell>
              <table:table-cell office:value-type="float" office:value="2.69149216500771">
                <text:p>2.69149216500771</text:p>
              </table:table-cell>
              <table:table-cell office:value-type="float" office:value="2.7289474409154">
                <text:p>2.7289474409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2.05091586502948">
                <text:p>2.05091586502948</text:p>
              </table:table-cell>
              <table:table-cell office:value-type="float" office:value="2.46218949358511">
                <text:p>2.46218949358511</text:p>
              </table:table-cell>
              <table:table-cell office:value-type="float" office:value="2.74825189364519">
                <text:p>2.74825189364519</text:p>
              </table:table-cell>
              <table:table-cell office:value-type="float" office:value="2.65530857978897">
                <text:p>2.65530857978897</text:p>
              </table:table-cell>
              <table:table-cell office:value-type="float" office:value="2.67960744517374">
                <text:p>2.67960744517374</text:p>
              </table:table-cell>
              <table:table-cell office:value-type="float" office:value="2.62640957466662">
                <text:p>2.62640957466662</text:p>
              </table:table-cell>
              <table:table-cell office:value-type="float" office:value="2.66885614393172">
                <text:p>2.66885614393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2.04772535279346">
                <text:p>2.04772535279346</text:p>
              </table:table-cell>
              <table:table-cell office:value-type="float" office:value="2.43445177918366">
                <text:p>2.43445177918366</text:p>
              </table:table-cell>
              <table:table-cell office:value-type="float" office:value="2.68509341433773">
                <text:p>2.68509341433773</text:p>
              </table:table-cell>
              <table:table-cell office:value-type="float" office:value="2.58173564565572">
                <text:p>2.58173564565572</text:p>
              </table:table-cell>
              <table:table-cell office:value-type="float" office:value="2.70320446104541">
                <text:p>2.70320446104541</text:p>
              </table:table-cell>
              <table:table-cell office:value-type="float" office:value="2.65731173656415">
                <text:p>2.65731173656415</text:p>
              </table:table-cell>
              <table:table-cell office:value-type="float" office:value="2.69377675447879">
                <text:p>2.69377675447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2.05207302263632">
                <text:p>2.05207302263632</text:p>
              </table:table-cell>
              <table:table-cell office:value-type="float" office:value="2.45573929810723">
                <text:p>2.45573929810723</text:p>
              </table:table-cell>
              <table:table-cell office:value-type="float" office:value="2.62552509357507">
                <text:p>2.62552509357507</text:p>
              </table:table-cell>
              <table:table-cell office:value-type="float" office:value="2.6359203487441">
                <text:p>2.6359203487441</text:p>
              </table:table-cell>
              <table:table-cell office:value-type="float" office:value="2.64449755081478">
                <text:p>2.64449755081478</text:p>
              </table:table-cell>
              <table:table-cell office:value-type="float" office:value="2.63544545463474">
                <text:p>2.63544545463474</text:p>
              </table:table-cell>
              <table:table-cell office:value-type="float" office:value="2.67584859952212">
                <text:p>2.67584859952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2.05466031132789">
                <text:p>2.05466031132789</text:p>
              </table:table-cell>
              <table:table-cell office:value-type="float" office:value="2.44858844764373">
                <text:p>2.44858844764373</text:p>
              </table:table-cell>
              <table:table-cell office:value-type="float" office:value="2.71047688536468">
                <text:p>2.71047688536468</text:p>
              </table:table-cell>
              <table:table-cell office:value-type="float" office:value="2.61080065426575">
                <text:p>2.61080065426575</text:p>
              </table:table-cell>
              <table:table-cell office:value-type="float" office:value="2.62274913386367">
                <text:p>2.62274913386367</text:p>
              </table:table-cell>
              <table:table-cell office:value-type="float" office:value="2.67250693701031">
                <text:p>2.67250693701031</text:p>
              </table:table-cell>
              <table:table-cell office:value-type="float" office:value="2.66486749044996">
                <text:p>2.66486749044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2.06030163065663">
                <text:p>2.06030163065663</text:p>
              </table:table-cell>
              <table:table-cell office:value-type="float" office:value="2.42893489072888">
                <text:p>2.42893489072888</text:p>
              </table:table-cell>
              <table:table-cell office:value-type="float" office:value="2.66527596356148">
                <text:p>2.66527596356148</text:p>
              </table:table-cell>
              <table:table-cell office:value-type="float" office:value="2.62790675348872">
                <text:p>2.62790675348872</text:p>
              </table:table-cell>
              <table:table-cell office:value-type="float" office:value="2.55984560204983">
                <text:p>2.55984560204983</text:p>
              </table:table-cell>
              <table:table-cell office:value-type="float" office:value="2.65856680653301">
                <text:p>2.65856680653301</text:p>
              </table:table-cell>
              <table:table-cell office:value-type="float" office:value="2.65388295930797">
                <text:p>2.65388295930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2.06236634656872">
                <text:p>2.06236634656872</text:p>
              </table:table-cell>
              <table:table-cell office:value-type="float" office:value="2.4298797824841">
                <text:p>2.4298797824841</text:p>
              </table:table-cell>
              <table:table-cell office:value-type="float" office:value="2.66635686618528">
                <text:p>2.66635686618528</text:p>
              </table:table-cell>
              <table:table-cell office:value-type="float" office:value="2.6405241211278">
                <text:p>2.6405241211278</text:p>
              </table:table-cell>
              <table:table-cell office:value-type="float" office:value="2.65724232861461">
                <text:p>2.65724232861461</text:p>
              </table:table-cell>
              <table:table-cell office:value-type="float" office:value="2.69643230223134">
                <text:p>2.69643230223134</text:p>
              </table:table-cell>
              <table:table-cell office:value-type="float" office:value="2.6680590868802">
                <text:p>2.66805908688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2.06711121452856">
                <text:p>2.06711121452856</text:p>
              </table:table-cell>
              <table:table-cell office:value-type="float" office:value="2.41029444400168">
                <text:p>2.41029444400168</text:p>
              </table:table-cell>
              <table:table-cell office:value-type="float" office:value="2.65787015800196">
                <text:p>2.65787015800196</text:p>
              </table:table-cell>
              <table:table-cell office:value-type="float" office:value="2.62953000799726">
                <text:p>2.62953000799726</text:p>
              </table:table-cell>
              <table:table-cell office:value-type="float" office:value="2.63889349810524">
                <text:p>2.63889349810524</text:p>
              </table:table-cell>
              <table:table-cell office:value-type="float" office:value="2.67465055639743">
                <text:p>2.67465055639743</text:p>
              </table:table-cell>
              <table:table-cell office:value-type="float" office:value="2.67202179762705">
                <text:p>2.672021797627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101cm" svg:height="11.301cm" xlink:href=".." xlink:type="simple" chart:class="chart:scatter" chart:style-name="ch1">
        <chart:title svg:x="5.595cm" svg:y="0.361cm" chart:style-name="ch2">
          <text:p>Eficiência x Tamanho da Mensagem</text:p>
        </chart:title>
        <chart:legend chart:legend-position="end" svg:x="17.408cm" svg:y="3.857cm" style:legend-expansion="high" chart:style-name="ch3"/>
        <chart:plot-area chart:style-name="ch4" table:cell-range-address="'Eficiência x Tamanho da Mensagem'.B17:'Eficiência x Tamanho da Mensagem'.B30 'Eficiência x Tamanho da Mensagem'.D17:'Eficiência x Tamanho da Mensagem'.J30" chart:data-source-has-labels="row" svg:x="1.462cm" svg:y="1.44cm" svg:width="15.544cm" svg:height="8.605cm">
          <chartooo:coordinate-region svg:x="2.374cm" svg:y="1.64cm" svg:width="14.167cm" svg:height="7.758cm"/>
          <chart:axis chart:dimension="x" chart:name="primary-x" chart:style-name="ch5">
            <chart:title svg:x="6.736cm" svg:y="10.272cm" chart:style-name="ch6">
              <text:p>Tamanho da Mensagem (Bytes)</text:p>
            </chart:title>
          </chart:axis>
          <chart:axis chart:dimension="y" chart:name="primary-y" chart:style-name="ch7">
            <chart:title svg:x="0.451cm" svg:y="6.56cm" chart:style-name="ch8">
              <text:p>Eficiência</text:p>
            </chart:title>
            <chart:grid chart:style-name="ch9" chart:class="major"/>
          </chart:axis>
          <chart:series chart:style-name="ch10" chart:values-cell-range-address="'Eficiência x Tamanho da Mensagem'.D18:'Eficiência x Tamanho da Mensagem'.D30" chart:label-cell-address="'Eficiência x Tamanho da Mensagem'.D17:'Eficiência x Tamanho da Mensagem'.D17" chart:class="chart:scatter">
            <chart:domain table:cell-range-address="'Eficiência x Tamanho da Mensagem'.B18:'Eficiência x Tamanho da Mensagem'.B30"/>
            <chart:data-point chart:repeated="13"/>
          </chart:series>
          <chart:series chart:style-name="ch11" chart:values-cell-range-address="'Eficiência x Tamanho da Mensagem'.E18:'Eficiência x Tamanho da Mensagem'.E30" chart:label-cell-address="'Eficiência x Tamanho da Mensagem'.E17:'Eficiência x Tamanho da Mensagem'.E17" chart:class="chart:scatter">
            <chart:data-point chart:repeated="13"/>
          </chart:series>
          <chart:series chart:style-name="ch12" chart:values-cell-range-address="'Eficiência x Tamanho da Mensagem'.F18:'Eficiência x Tamanho da Mensagem'.F30" chart:label-cell-address="'Eficiência x Tamanho da Mensagem'.F17:'Eficiência x Tamanho da Mensagem'.F17" chart:class="chart:scatter">
            <chart:data-point chart:repeated="13"/>
          </chart:series>
          <chart:series chart:style-name="ch13" chart:values-cell-range-address="'Eficiência x Tamanho da Mensagem'.G18:'Eficiência x Tamanho da Mensagem'.G30" chart:label-cell-address="'Eficiência x Tamanho da Mensagem'.G17:'Eficiência x Tamanho da Mensagem'.G17" chart:class="chart:scatter">
            <chart:data-point chart:repeated="13"/>
          </chart:series>
          <chart:series chart:style-name="ch14" chart:values-cell-range-address="'Eficiência x Tamanho da Mensagem'.H18:'Eficiência x Tamanho da Mensagem'.H30" chart:label-cell-address="'Eficiência x Tamanho da Mensagem'.H17:'Eficiência x Tamanho da Mensagem'.H17" chart:class="chart:scatter">
            <chart:data-point chart:repeated="13"/>
          </chart:series>
          <chart:series chart:style-name="ch15" chart:values-cell-range-address="'Eficiência x Tamanho da Mensagem'.I18:'Eficiência x Tamanho da Mensagem'.I30" chart:label-cell-address="'Eficiência x Tamanho da Mensagem'.I17:'Eficiência x Tamanho da Mensagem'.I17" chart:class="chart:scatter">
            <chart:data-point chart:repeated="13"/>
          </chart:series>
          <chart:series chart:style-name="ch16" chart:values-cell-range-address="'Eficiência x Tamanho da Mensagem'.J18:'Eficiência x Tamanho da Mensagem'.J30" chart:label-cell-address="'Eficiência x Tamanho da Mensagem'.J17:'Eficiência x Tamanho da Mensagem'.J17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2 Slaves</text:p>
                <draw:g>
                  <svg:desc>'Eficiência x Tamanho da Mensagem'.D17:'Eficiência x Tamanho da Mensagem'.D17</svg:desc>
                </draw:g>
              </table:table-cell>
              <table:table-cell office:value-type="string">
                <text:p>3 Slaves</text:p>
                <draw:g>
                  <svg:desc>'Eficiência x Tamanho da Mensagem'.E17:'Eficiência x Tamanho da Mensagem'.E17</svg:desc>
                </draw:g>
              </table:table-cell>
              <table:table-cell office:value-type="string">
                <text:p>4 Slaves</text:p>
                <draw:g>
                  <svg:desc>'Eficiência x Tamanho da Mensagem'.F17:'Eficiência x Tamanho da Mensagem'.F17</svg:desc>
                </draw:g>
              </table:table-cell>
              <table:table-cell office:value-type="string">
                <text:p>5 Slaves</text:p>
                <draw:g>
                  <svg:desc>'Eficiência x Tamanho da Mensagem'.G17:'Eficiência x Tamanho da Mensagem'.G17</svg:desc>
                </draw:g>
              </table:table-cell>
              <table:table-cell office:value-type="string">
                <text:p>6 Slaves</text:p>
                <draw:g>
                  <svg:desc>'Eficiência x Tamanho da Mensagem'.H17:'Eficiência x Tamanho da Mensagem'.H17</svg:desc>
                </draw:g>
              </table:table-cell>
              <table:table-cell office:value-type="string">
                <text:p>7 Slaves</text:p>
                <draw:g>
                  <svg:desc>'Eficiência x Tamanho da Mensagem'.I17:'Eficiência x Tamanho da Mensagem'.I17</svg:desc>
                </draw:g>
              </table:table-cell>
              <table:table-cell office:value-type="string">
                <text:p>8 Slaves</text:p>
                <draw:g>
                  <svg:desc>'Eficiência x Tamanho da Mensagem'.J17:'Eficiência x Tamanho da Mensagem'.J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ficiência x Tamanho da Mensagem'.B18:'Eficiência x Tamanho da Mensagem'.B30</svg:desc>
                </draw:g>
              </table:table-cell>
              <table:table-cell office:value-type="float" office:value="0.876208086339994">
                <text:p>0.876208086339994</text:p>
                <draw:g>
                  <svg:desc>'Eficiência x Tamanho da Mensagem'.D18:'Eficiência x Tamanho da Mensagem'.D30</svg:desc>
                </draw:g>
              </table:table-cell>
              <table:table-cell office:value-type="float" office:value="0.673730906716977">
                <text:p>0.673730906716977</text:p>
                <draw:g>
                  <svg:desc>'Eficiência x Tamanho da Mensagem'.E18:'Eficiência x Tamanho da Mensagem'.E30</svg:desc>
                </draw:g>
              </table:table-cell>
              <table:table-cell office:value-type="float" office:value="0.524815303827897">
                <text:p>0.524815303827897</text:p>
                <draw:g>
                  <svg:desc>'Eficiência x Tamanho da Mensagem'.F18:'Eficiência x Tamanho da Mensagem'.F30</svg:desc>
                </draw:g>
              </table:table-cell>
              <table:table-cell office:value-type="float" office:value="0.399071495723408">
                <text:p>0.399071495723408</text:p>
                <draw:g>
                  <svg:desc>'Eficiência x Tamanho da Mensagem'.G18:'Eficiência x Tamanho da Mensagem'.G30</svg:desc>
                </draw:g>
              </table:table-cell>
              <table:table-cell office:value-type="float" office:value="0.387755256545264">
                <text:p>0.387755256545264</text:p>
                <draw:g>
                  <svg:desc>'Eficiência x Tamanho da Mensagem'.H18:'Eficiência x Tamanho da Mensagem'.H30</svg:desc>
                </draw:g>
              </table:table-cell>
              <table:table-cell office:value-type="float" office:value="0.36274879948221">
                <text:p>0.36274879948221</text:p>
                <draw:g>
                  <svg:desc>'Eficiência x Tamanho da Mensagem'.I18:'Eficiência x Tamanho da Mensagem'.I30</svg:desc>
                </draw:g>
              </table:table-cell>
              <table:table-cell office:value-type="float" office:value="0.316770237482196">
                <text:p>0.316770237482196</text:p>
                <draw:g>
                  <svg:desc>'Eficiência x Tamanho da Mensagem'.J18:'Eficiência x Tamanho da Mensagem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981204711974855">
                <text:p>0.981204711974855</text:p>
              </table:table-cell>
              <table:table-cell office:value-type="float" office:value="0.805914963211944">
                <text:p>0.805914963211944</text:p>
              </table:table-cell>
              <table:table-cell office:value-type="float" office:value="0.68177237569487">
                <text:p>0.68177237569487</text:p>
              </table:table-cell>
              <table:table-cell office:value-type="float" office:value="0.551713980607227">
                <text:p>0.551713980607227</text:p>
              </table:table-cell>
              <table:table-cell office:value-type="float" office:value="0.473349247020374">
                <text:p>0.473349247020374</text:p>
              </table:table-cell>
              <table:table-cell office:value-type="float" office:value="0.399878160748478">
                <text:p>0.399878160748478</text:p>
              </table:table-cell>
              <table:table-cell office:value-type="float" office:value="0.362296885592887">
                <text:p>0.362296885592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.00626956974039">
                <text:p>1.00626956974039</text:p>
              </table:table-cell>
              <table:table-cell office:value-type="float" office:value="0.82595829442321">
                <text:p>0.82595829442321</text:p>
              </table:table-cell>
              <table:table-cell office:value-type="float" office:value="0.723658366581354">
                <text:p>0.723658366581354</text:p>
              </table:table-cell>
              <table:table-cell office:value-type="float" office:value="0.55551881998852">
                <text:p>0.55551881998852</text:p>
              </table:table-cell>
              <table:table-cell office:value-type="float" office:value="0.471185585680461">
                <text:p>0.471185585680461</text:p>
              </table:table-cell>
              <table:table-cell office:value-type="float" office:value="0.391720764976597">
                <text:p>0.391720764976597</text:p>
              </table:table-cell>
              <table:table-cell office:value-type="float" office:value="0.362313744083549">
                <text:p>0.362313744083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1.01792223527206">
                <text:p>1.01792223527206</text:p>
              </table:table-cell>
              <table:table-cell office:value-type="float" office:value="0.835459941676714">
                <text:p>0.835459941676714</text:p>
              </table:table-cell>
              <table:table-cell office:value-type="float" office:value="0.741371892162695">
                <text:p>0.741371892162695</text:p>
              </table:table-cell>
              <table:table-cell office:value-type="float" office:value="0.540145715869485">
                <text:p>0.540145715869485</text:p>
              </table:table-cell>
              <table:table-cell office:value-type="float" office:value="0.458146210203041">
                <text:p>0.458146210203041</text:p>
              </table:table-cell>
              <table:table-cell office:value-type="float" office:value="0.385018097464913">
                <text:p>0.385018097464913</text:p>
              </table:table-cell>
              <table:table-cell office:value-type="float" office:value="0.346125341659218">
                <text:p>0.346125341659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.02392555982378">
                <text:p>1.02392555982378</text:p>
              </table:table-cell>
              <table:table-cell office:value-type="float" office:value="0.824508100993913">
                <text:p>0.824508100993913</text:p>
              </table:table-cell>
              <table:table-cell office:value-type="float" office:value="0.725163798968291">
                <text:p>0.725163798968291</text:p>
              </table:table-cell>
              <table:table-cell office:value-type="float" office:value="0.536537071914758">
                <text:p>0.536537071914758</text:p>
              </table:table-cell>
              <table:table-cell office:value-type="float" office:value="0.446597044032531">
                <text:p>0.446597044032531</text:p>
              </table:table-cell>
              <table:table-cell office:value-type="float" office:value="0.384020585158291">
                <text:p>0.384020585158291</text:p>
              </table:table-cell>
              <table:table-cell office:value-type="float" office:value="0.342918050030632">
                <text:p>0.342918050030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1.0241606791895">
                <text:p>1.0241606791895</text:p>
              </table:table-cell>
              <table:table-cell office:value-type="float" office:value="0.831609028301185">
                <text:p>0.831609028301185</text:p>
              </table:table-cell>
              <table:table-cell office:value-type="float" office:value="0.707623490811784">
                <text:p>0.707623490811784</text:p>
              </table:table-cell>
              <table:table-cell office:value-type="float" office:value="0.536383677718246">
                <text:p>0.536383677718246</text:p>
              </table:table-cell>
              <table:table-cell office:value-type="float" office:value="0.446066578125245">
                <text:p>0.446066578125245</text:p>
              </table:table-cell>
              <table:table-cell office:value-type="float" office:value="0.384498880715388">
                <text:p>0.384498880715388</text:p>
              </table:table-cell>
              <table:table-cell office:value-type="float" office:value="0.341118430114425">
                <text:p>0.341118430114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1.02545793251474">
                <text:p>1.02545793251474</text:p>
              </table:table-cell>
              <table:table-cell office:value-type="float" office:value="0.820729831195036">
                <text:p>0.820729831195036</text:p>
              </table:table-cell>
              <table:table-cell office:value-type="float" office:value="0.687062973411298">
                <text:p>0.687062973411298</text:p>
              </table:table-cell>
              <table:table-cell office:value-type="float" office:value="0.531061715957794">
                <text:p>0.531061715957794</text:p>
              </table:table-cell>
              <table:table-cell office:value-type="float" office:value="0.44660124086229">
                <text:p>0.44660124086229</text:p>
              </table:table-cell>
              <table:table-cell office:value-type="float" office:value="0.375201367809517">
                <text:p>0.375201367809517</text:p>
              </table:table-cell>
              <table:table-cell office:value-type="float" office:value="0.333607017991465">
                <text:p>0.333607017991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1.02386267639673">
                <text:p>1.02386267639673</text:p>
              </table:table-cell>
              <table:table-cell office:value-type="float" office:value="0.811483926394552">
                <text:p>0.811483926394552</text:p>
              </table:table-cell>
              <table:table-cell office:value-type="float" office:value="0.671273353584432">
                <text:p>0.671273353584432</text:p>
              </table:table-cell>
              <table:table-cell office:value-type="float" office:value="0.516347129131143">
                <text:p>0.516347129131143</text:p>
              </table:table-cell>
              <table:table-cell office:value-type="float" office:value="0.450534076840902">
                <text:p>0.450534076840902</text:p>
              </table:table-cell>
              <table:table-cell office:value-type="float" office:value="0.379615962366307">
                <text:p>0.379615962366307</text:p>
              </table:table-cell>
              <table:table-cell office:value-type="float" office:value="0.336722094309849">
                <text:p>0.336722094309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1.02603651131816">
                <text:p>1.02603651131816</text:p>
              </table:table-cell>
              <table:table-cell office:value-type="float" office:value="0.818579766035743">
                <text:p>0.818579766035743</text:p>
              </table:table-cell>
              <table:table-cell office:value-type="float" office:value="0.656381273393767">
                <text:p>0.656381273393767</text:p>
              </table:table-cell>
              <table:table-cell office:value-type="float" office:value="0.527184069748819">
                <text:p>0.527184069748819</text:p>
              </table:table-cell>
              <table:table-cell office:value-type="float" office:value="0.440749591802463">
                <text:p>0.440749591802463</text:p>
              </table:table-cell>
              <table:table-cell office:value-type="float" office:value="0.376492207804963">
                <text:p>0.376492207804963</text:p>
              </table:table-cell>
              <table:table-cell office:value-type="float" office:value="0.334481074940264">
                <text:p>0.334481074940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1.02733015566395">
                <text:p>1.02733015566395</text:p>
              </table:table-cell>
              <table:table-cell office:value-type="float" office:value="0.816196149214576">
                <text:p>0.816196149214576</text:p>
              </table:table-cell>
              <table:table-cell office:value-type="float" office:value="0.677619221341169">
                <text:p>0.677619221341169</text:p>
              </table:table-cell>
              <table:table-cell office:value-type="float" office:value="0.52216013085315">
                <text:p>0.52216013085315</text:p>
              </table:table-cell>
              <table:table-cell office:value-type="float" office:value="0.437124855643944">
                <text:p>0.437124855643944</text:p>
              </table:table-cell>
              <table:table-cell office:value-type="float" office:value="0.381786705287187">
                <text:p>0.381786705287187</text:p>
              </table:table-cell>
              <table:table-cell office:value-type="float" office:value="0.333108436306246">
                <text:p>0.333108436306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.03015081532831">
                <text:p>1.03015081532831</text:p>
              </table:table-cell>
              <table:table-cell office:value-type="float" office:value="0.809644963576293">
                <text:p>0.809644963576293</text:p>
              </table:table-cell>
              <table:table-cell office:value-type="float" office:value="0.666318990890369">
                <text:p>0.666318990890369</text:p>
              </table:table-cell>
              <table:table-cell office:value-type="float" office:value="0.525581350697743">
                <text:p>0.525581350697743</text:p>
              </table:table-cell>
              <table:table-cell office:value-type="float" office:value="0.426640933674972">
                <text:p>0.426640933674972</text:p>
              </table:table-cell>
              <table:table-cell office:value-type="float" office:value="0.379795258076145">
                <text:p>0.379795258076145</text:p>
              </table:table-cell>
              <table:table-cell office:value-type="float" office:value="0.331735369913496">
                <text:p>0.3317353699134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1.03118317328436">
                <text:p>1.03118317328436</text:p>
              </table:table-cell>
              <table:table-cell office:value-type="float" office:value="0.8099599274947">
                <text:p>0.8099599274947</text:p>
              </table:table-cell>
              <table:table-cell office:value-type="float" office:value="0.666589216546321">
                <text:p>0.666589216546321</text:p>
              </table:table-cell>
              <table:table-cell office:value-type="float" office:value="0.52810482422556">
                <text:p>0.52810482422556</text:p>
              </table:table-cell>
              <table:table-cell office:value-type="float" office:value="0.442873721435768">
                <text:p>0.442873721435768</text:p>
              </table:table-cell>
              <table:table-cell office:value-type="float" office:value="0.385204614604477">
                <text:p>0.385204614604477</text:p>
              </table:table-cell>
              <table:table-cell office:value-type="float" office:value="0.333507385860025">
                <text:p>0.333507385860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1.03355560726428">
                <text:p>1.03355560726428</text:p>
              </table:table-cell>
              <table:table-cell office:value-type="float" office:value="0.803431481333894">
                <text:p>0.803431481333894</text:p>
              </table:table-cell>
              <table:table-cell office:value-type="float" office:value="0.66446753950049">
                <text:p>0.66446753950049</text:p>
              </table:table-cell>
              <table:table-cell office:value-type="float" office:value="0.525906001599453">
                <text:p>0.525906001599453</text:p>
              </table:table-cell>
              <table:table-cell office:value-type="float" office:value="0.439815583017541">
                <text:p>0.439815583017541</text:p>
              </table:table-cell>
              <table:table-cell office:value-type="float" office:value="0.382092936628205">
                <text:p>0.382092936628205</text:p>
              </table:table-cell>
              <table:table-cell office:value-type="float" office:value="0.334002724703382">
                <text:p>0.3340027247033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